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7"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8"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9"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2"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3"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style:font-name-complex="Cantarell"/>
    </style:style>
    <style:style style:name="P3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38"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1"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2"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4"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6"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4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49" style:family="paragraph" style:parent-style-name="Standard">
      <style:paragraph-properties fo:text-align="justify" style:justify-single-word="false"/>
      <style:text-properties style:font-name="Cantarell" fo:language="en" fo:country="US"/>
    </style:style>
    <style:style style:name="P50" style:family="paragraph" style:parent-style-name="Standard">
      <style:paragraph-properties fo:text-align="justify" style:justify-single-word="false"/>
      <style:text-properties style:font-name="Cantarell" fo:language="en" fo:country="US" officeooo:paragraph-rsid="00297359"/>
    </style:style>
    <style:style style:name="P51" style:family="paragraph" style:parent-style-name="Standard">
      <style:paragraph-properties fo:text-align="justify" style:justify-single-word="false"/>
      <style:text-properties style:font-name="Cantarell" fo:language="en" fo:country="US" officeooo:paragraph-rsid="007653bb"/>
    </style:style>
    <style:style style:name="P52"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3"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54"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5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7"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58" style:family="paragraph" style:parent-style-name="Standard">
      <style:text-properties style:font-name="Cantarell" fo:font-size="15pt" fo:font-weight="bold" style:font-size-asian="15pt" style:font-weight-asian="bold" style:font-size-complex="15pt" style:font-weight-complex="bold"/>
    </style:style>
    <style:style style:name="P59"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text-properties officeooo:paragraph-rsid="0009de60"/>
    </style:style>
    <style:style style:name="P62" style:family="paragraph" style:parent-style-name="Standard">
      <style:paragraph-properties fo:text-align="justify" style:justify-single-word="false"/>
      <style:text-properties officeooo:paragraph-rsid="0030dd0f"/>
    </style:style>
    <style:style style:name="P63" style:family="paragraph" style:parent-style-name="Standard">
      <style:paragraph-properties fo:text-align="justify" style:justify-single-word="false"/>
      <style:text-properties officeooo:paragraph-rsid="0015204e"/>
    </style:style>
    <style:style style:name="P64" style:family="paragraph" style:parent-style-name="Standard">
      <style:paragraph-properties fo:text-align="justify" style:justify-single-word="false"/>
      <style:text-properties officeooo:paragraph-rsid="00294909"/>
    </style:style>
    <style:style style:name="P65" style:family="paragraph" style:parent-style-name="Standard">
      <style:paragraph-properties fo:text-align="justify" style:justify-single-word="false"/>
      <style:text-properties officeooo:paragraph-rsid="00245011"/>
    </style:style>
    <style:style style:name="P66" style:family="paragraph" style:parent-style-name="Standard">
      <style:paragraph-properties fo:text-align="justify" style:justify-single-word="false"/>
      <style:text-properties officeooo:paragraph-rsid="003fd2b6"/>
    </style:style>
    <style:style style:name="P67" style:family="paragraph" style:parent-style-name="Standard">
      <style:paragraph-properties fo:text-align="justify" style:justify-single-word="false"/>
      <style:text-properties officeooo:paragraph-rsid="0040a123"/>
    </style:style>
    <style:style style:name="P68" style:family="paragraph" style:parent-style-name="Standard">
      <style:paragraph-properties fo:text-align="justify" style:justify-single-word="false"/>
      <style:text-properties officeooo:paragraph-rsid="00283631"/>
    </style:style>
    <style:style style:name="P69" style:family="paragraph" style:parent-style-name="Standard">
      <style:paragraph-properties fo:text-align="justify" style:justify-single-word="false"/>
      <style:text-properties officeooo:paragraph-rsid="004c62f4"/>
    </style:style>
    <style:style style:name="P70" style:family="paragraph" style:parent-style-name="Standard">
      <style:paragraph-properties fo:text-align="justify" style:justify-single-word="false"/>
      <style:text-properties officeooo:paragraph-rsid="007eeeb9"/>
    </style:style>
    <style:style style:name="P71" style:family="paragraph" style:parent-style-name="Standard">
      <style:paragraph-properties fo:text-align="justify" style:justify-single-word="false"/>
      <style:text-properties fo:language="en" fo:country="US"/>
    </style:style>
    <style:style style:name="P72" style:family="paragraph" style:parent-style-name="Standard">
      <style:paragraph-properties fo:text-align="justify" style:justify-single-word="false"/>
      <style:text-properties fo:language="en" fo:country="US" officeooo:paragraph-rsid="0009de60"/>
    </style:style>
    <style:style style:name="P73" style:family="paragraph" style:parent-style-name="Standard">
      <style:paragraph-properties fo:text-align="justify" style:justify-single-word="false"/>
      <style:text-properties fo:language="en" fo:country="US" officeooo:paragraph-rsid="001a6fd2"/>
    </style:style>
    <style:style style:name="P74" style:family="paragraph" style:parent-style-name="Standard">
      <style:paragraph-properties fo:text-align="justify" style:justify-single-word="false"/>
      <style:text-properties fo:language="en" fo:country="US" officeooo:paragraph-rsid="001c5a8c"/>
    </style:style>
    <style:style style:name="P75" style:family="paragraph" style:parent-style-name="Standard">
      <style:paragraph-properties fo:text-align="justify" style:justify-single-word="false"/>
      <style:text-properties fo:language="en" fo:country="US" officeooo:paragraph-rsid="000e1e54"/>
    </style:style>
    <style:style style:name="P76" style:family="paragraph" style:parent-style-name="Standard">
      <style:paragraph-properties fo:text-align="justify" style:justify-single-word="false"/>
      <style:text-properties fo:language="en" fo:country="US" officeooo:paragraph-rsid="000f4cd3"/>
    </style:style>
    <style:style style:name="P77" style:family="paragraph" style:parent-style-name="Standard">
      <style:paragraph-properties fo:text-align="justify" style:justify-single-word="false"/>
      <style:text-properties fo:language="en" fo:country="US" officeooo:paragraph-rsid="0030dd0f"/>
    </style:style>
    <style:style style:name="P78" style:family="paragraph" style:parent-style-name="Standard">
      <style:paragraph-properties fo:text-align="justify" style:justify-single-word="false"/>
      <style:text-properties fo:language="en" fo:country="US" officeooo:paragraph-rsid="0013093f"/>
    </style:style>
    <style:style style:name="P79" style:family="paragraph" style:parent-style-name="Standard">
      <style:paragraph-properties fo:text-align="justify" style:justify-single-word="false"/>
      <style:text-properties fo:language="en" fo:country="US" officeooo:paragraph-rsid="0018921b"/>
    </style:style>
    <style:style style:name="P80" style:family="paragraph" style:parent-style-name="Standard">
      <style:paragraph-properties fo:text-align="justify" style:justify-single-word="false"/>
      <style:text-properties fo:language="en" fo:country="US" officeooo:paragraph-rsid="001931fd"/>
    </style:style>
    <style:style style:name="P81" style:family="paragraph" style:parent-style-name="Standard">
      <style:paragraph-properties fo:text-align="justify" style:justify-single-word="false"/>
      <style:text-properties fo:language="en" fo:country="US" officeooo:paragraph-rsid="001a0d38"/>
    </style:style>
    <style:style style:name="P82" style:family="paragraph" style:parent-style-name="Standard">
      <style:paragraph-properties fo:text-align="justify" style:justify-single-word="false"/>
      <style:text-properties fo:language="en" fo:country="US" officeooo:paragraph-rsid="001c00d0"/>
    </style:style>
    <style:style style:name="P83" style:family="paragraph" style:parent-style-name="Standard">
      <style:paragraph-properties fo:text-align="justify" style:justify-single-word="false"/>
      <style:text-properties fo:language="en" fo:country="US" officeooo:paragraph-rsid="001d5b6d"/>
    </style:style>
    <style:style style:name="P84" style:family="paragraph" style:parent-style-name="Standard">
      <style:paragraph-properties fo:text-align="justify" style:justify-single-word="false"/>
      <style:text-properties fo:language="en" fo:country="US" officeooo:paragraph-rsid="00228f90"/>
    </style:style>
    <style:style style:name="P85" style:family="paragraph" style:parent-style-name="Standard">
      <style:paragraph-properties fo:text-align="justify" style:justify-single-word="false"/>
      <style:text-properties fo:language="en" fo:country="US" officeooo:paragraph-rsid="002e38aa"/>
    </style:style>
    <style:style style:name="P86" style:family="paragraph" style:parent-style-name="Standard">
      <style:paragraph-properties fo:text-align="justify" style:justify-single-word="false"/>
      <style:text-properties fo:language="en" fo:country="US" officeooo:paragraph-rsid="001f19a6"/>
    </style:style>
    <style:style style:name="P87" style:family="paragraph" style:parent-style-name="Standard">
      <style:paragraph-properties fo:text-align="justify" style:justify-single-word="false"/>
      <style:text-properties fo:language="en" fo:country="US" officeooo:paragraph-rsid="0048cce5"/>
    </style:style>
    <style:style style:name="P88" style:family="paragraph" style:parent-style-name="Standard">
      <style:paragraph-properties fo:text-align="justify" style:justify-single-word="false"/>
      <style:text-properties fo:language="en" fo:country="US" officeooo:rsid="001931fd" officeooo:paragraph-rsid="001931fd"/>
    </style:style>
    <style:style style:name="P89" style:family="paragraph" style:parent-style-name="Standard">
      <style:paragraph-properties fo:text-align="justify" style:justify-single-word="false"/>
      <style:text-properties fo:language="en" fo:country="US" officeooo:rsid="001e2f01" officeooo:paragraph-rsid="001e2f01"/>
    </style:style>
    <style:style style:name="P90" style:family="paragraph" style:parent-style-name="Standard">
      <style:paragraph-properties fo:text-align="justify" style:justify-single-word="false"/>
      <style:text-properties fo:language="en" fo:country="US" officeooo:rsid="001f19a6" officeooo:paragraph-rsid="001f19a6"/>
    </style:style>
    <style:style style:name="P91" style:family="paragraph" style:parent-style-name="Standard">
      <style:paragraph-properties fo:text-align="justify" style:justify-single-word="false"/>
      <style:text-properties fo:language="en" fo:country="US" officeooo:rsid="00228f90" officeooo:paragraph-rsid="00245011"/>
    </style:style>
    <style:style style:name="P92" style:family="paragraph" style:parent-style-name="Standard">
      <style:paragraph-properties fo:text-align="justify" style:justify-single-word="false"/>
      <style:text-properties fo:language="en" fo:country="US" officeooo:rsid="00245011" officeooo:paragraph-rsid="00245011"/>
    </style:style>
    <style:style style:name="P93" style:family="paragraph" style:parent-style-name="Standard">
      <style:paragraph-properties fo:text-align="justify" style:justify-single-word="false"/>
      <style:text-properties fo:language="en" fo:country="US" officeooo:rsid="00245011" officeooo:paragraph-rsid="00261c65"/>
    </style:style>
    <style:style style:name="P94" style:family="paragraph" style:parent-style-name="Standard">
      <style:paragraph-properties fo:text-align="justify" style:justify-single-word="false"/>
      <style:text-properties fo:language="en" fo:country="US" officeooo:rsid="00245011" officeooo:paragraph-rsid="0030d5ef"/>
    </style:style>
    <style:style style:name="P95" style:family="paragraph" style:parent-style-name="Standard">
      <style:paragraph-properties fo:text-align="justify" style:justify-single-word="false"/>
      <style:text-properties fo:language="en" fo:country="US" officeooo:rsid="00245011" officeooo:paragraph-rsid="004a5c87"/>
    </style:style>
    <style:style style:name="P96"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97"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98"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9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fo:font-size="15pt" style:font-size-asian="15pt" style:font-size-complex="15pt"/>
    </style:style>
    <style:style style:name="P104" style:family="paragraph" style:parent-style-name="Preformatted_20_Text">
      <style:paragraph-properties fo:text-align="justify" style:justify-single-word="false"/>
    </style:style>
    <style:style style:name="P105" style:family="paragraph" style:parent-style-name="Preformatted_20_Text">
      <style:paragraph-properties fo:text-align="justify" style:justify-single-word="false"/>
      <style:text-properties officeooo:paragraph-rsid="004d10ef"/>
    </style:style>
    <style:style style:name="P10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0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0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09" style:family="paragraph" style:parent-style-name="Preformatted_20_Text">
      <style:paragraph-properties fo:text-align="justify" style:justify-single-word="false"/>
      <style:text-properties style:font-name="Cantarell" fo:language="en" fo:country="US" style:font-name-complex="Cantarell"/>
    </style:style>
    <style:style style:name="P110"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11" style:family="paragraph" style:parent-style-name="Preformatted_20_Text">
      <style:paragraph-properties fo:text-align="justify" style:justify-single-word="false"/>
      <style:text-properties fo:language="en" fo:country="US"/>
    </style:style>
    <style:style style:name="P11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13"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11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115" style:family="paragraph" style:parent-style-name="Heading_20_2">
      <style:text-properties fo:font-size="15pt" style:font-size-asian="15pt" style:font-size-complex="15pt"/>
    </style:style>
    <style:style style:name="P116" style:family="paragraph" style:parent-style-name="Heading_20_2">
      <style:text-properties fo:font-size="13pt" style:font-size-asian="13pt" style:font-size-complex="13pt"/>
    </style:style>
    <style:style style:name="P117" style:family="paragraph" style:parent-style-name="Heading_20_2" style:master-page-name="First_20_Page">
      <style:paragraph-properties fo:margin-top="0cm" fo:margin-bottom="0cm" loext:contextual-spacing="false" fo:line-height="100%" style:page-number="1"/>
    </style:style>
    <style:style style:name="P118" style:family="paragraph" style:parent-style-name="Footer">
      <style:paragraph-properties fo:text-align="center" style:justify-single-word="false"/>
      <style:text-properties style:font-name="Cantarell" fo:font-size="10pt" style:font-size-asian="10pt" style:font-size-complex="10pt"/>
    </style:style>
    <style:style style:name="P11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style:font-name-asian="Cantarell" style:font-name-complex="Cantarell"/>
    </style:style>
    <style:style style:name="T53" style:family="text">
      <style:text-properties style:font-name="Cantarell" officeooo:rsid="001a6fd2" style:font-name-asian="Cantarell" style:font-name-complex="Cantarell"/>
    </style:style>
    <style:style style:name="T54" style:family="text">
      <style:text-properties style:font-name="Cantarell" officeooo:rsid="000e1e54" style:font-name-asian="Cantarell" style:font-name-complex="Cantarell"/>
    </style:style>
    <style:style style:name="T55" style:family="text">
      <style:text-properties style:font-name="Cantarell" officeooo:rsid="000f4cd3" style:font-name-asian="Cantarell" style:font-name-complex="Cantarell"/>
    </style:style>
    <style:style style:name="T56" style:family="text">
      <style:text-properties style:font-name="Cantarell" officeooo:rsid="0012c32d" style:font-name-asian="Cantarell" style:font-name-complex="Cantarell"/>
    </style:style>
    <style:style style:name="T57" style:family="text">
      <style:text-properties style:font-name="Cantarell" officeooo:rsid="000bb634" style:font-name-asian="Cantarell" style:font-name-complex="Cantarell"/>
    </style:style>
    <style:style style:name="T58" style:family="text">
      <style:text-properties style:font-name="Cantarell" officeooo:rsid="001c00d0" style:font-name-asian="Cantarell" style:font-name-complex="Cantarell"/>
    </style:style>
    <style:style style:name="T59" style:family="text">
      <style:text-properties style:font-name="Cantarell" officeooo:rsid="0009de60" style:font-name-asian="Cantarell" style:font-name-complex="Cantarell"/>
    </style:style>
    <style:style style:name="T60" style:family="text">
      <style:text-properties style:font-name="Cantarell" officeooo:rsid="001931fd" style:font-name-asian="Cantarell" style:font-name-complex="Cantarell"/>
    </style:style>
    <style:style style:name="T61" style:family="text">
      <style:text-properties style:font-name="Cantarell" officeooo:rsid="001a0d38" style:font-name-asian="Cantarell" style:font-name-complex="Cantarell"/>
    </style:style>
    <style:style style:name="T62" style:family="text">
      <style:text-properties style:font-name="Cantarell" officeooo:rsid="001d5b6d" style:font-name-asian="Cantarell" style:font-name-complex="Cantarell"/>
    </style:style>
    <style:style style:name="T63" style:family="text">
      <style:text-properties style:font-name="Cantarell" officeooo:rsid="001fbb7e" style:font-name-asian="Cantarell" style:font-name-complex="Cantarell"/>
    </style:style>
    <style:style style:name="T64" style:family="text">
      <style:text-properties style:font-name="Cantarell" officeooo:rsid="0021238d" style:font-name-asian="Cantarell" style:font-name-complex="Cantarell"/>
    </style:style>
    <style:style style:name="T65" style:family="text">
      <style:text-properties style:font-name="Cantarell" officeooo:rsid="00228f90" style:font-name-asian="Cantarell" style:font-name-complex="Cantarell"/>
    </style:style>
    <style:style style:name="T66" style:family="text">
      <style:text-properties style:font-name="Cantarell" officeooo:rsid="00245011" style:font-name-asian="Cantarell" style:font-name-complex="Cantarell"/>
    </style:style>
    <style:style style:name="T67" style:family="text">
      <style:text-properties style:font-name="Cantarell" officeooo:rsid="00261c65" style:font-name-asian="Cantarell" style:font-name-complex="Cantarell"/>
    </style:style>
    <style:style style:name="T68" style:family="text">
      <style:text-properties style:font-name="Cantarell" officeooo:rsid="00283631" style:font-name-asian="Cantarell" style:font-name-complex="Cantarell"/>
    </style:style>
    <style:style style:name="T69" style:family="text">
      <style:text-properties style:font-name="Cantarell" officeooo:rsid="00297359" style:font-name-asian="Cantarell" style:font-name-complex="Cantarell"/>
    </style:style>
    <style:style style:name="T70" style:family="text">
      <style:text-properties style:font-name="Cantarell" officeooo:rsid="002e38aa" style:font-name-asian="Cantarell" style:font-name-complex="Cantarell"/>
    </style:style>
    <style:style style:name="T71" style:family="text">
      <style:text-properties style:font-name="Cantarell" officeooo:rsid="0030d5ef" style:font-name-asian="Cantarell" style:font-name-complex="Cantarell"/>
    </style:style>
    <style:style style:name="T72" style:family="text">
      <style:text-properties style:font-name="Cantarell" officeooo:rsid="0030dd0f" style:font-name-asian="Cantarell" style:font-name-complex="Cantarell"/>
    </style:style>
    <style:style style:name="T73" style:family="text">
      <style:text-properties style:font-name="Cantarell" officeooo:rsid="003458a5" style:font-name-asian="Cantarell" style:font-name-complex="Cantarell"/>
    </style:style>
    <style:style style:name="T74" style:family="text">
      <style:text-properties style:font-name="Cantarell" officeooo:rsid="003ccd3b" style:font-name-asian="Cantarell" style:font-name-complex="Cantarell"/>
    </style:style>
    <style:style style:name="T75" style:family="text">
      <style:text-properties style:font-name="Cantarell" officeooo:rsid="003df749" style:font-name-asian="Cantarell" style:font-name-complex="Cantarell"/>
    </style:style>
    <style:style style:name="T76" style:family="text">
      <style:text-properties style:font-name="Cantarell" officeooo:rsid="0046ea59" style:font-name-asian="Cantarell" style:font-name-complex="Cantarell"/>
    </style:style>
    <style:style style:name="T77" style:family="text">
      <style:text-properties style:font-name="Cantarell" officeooo:rsid="005ae272" style:font-name-asian="Cantarell" style:font-name-complex="Cantarell"/>
    </style:style>
    <style:style style:name="T78" style:family="text">
      <style:text-properties style:font-name="Cantarell" style:font-name-asian="Cantarell1" style:font-name-complex="Cantarell"/>
    </style:style>
    <style:style style:name="T79" style:family="text">
      <style:text-properties style:font-name="Cantarell" officeooo:rsid="000e1e54" style:font-name-asian="Cantarell1" style:font-name-complex="Cantarell"/>
    </style:style>
    <style:style style:name="T80" style:family="text">
      <style:text-properties style:font-name="Cantarell" officeooo:rsid="000c5ae4" style:font-name-asian="Cantarell1" style:font-name-complex="Cantarell"/>
    </style:style>
    <style:style style:name="T81" style:family="text">
      <style:text-properties style:font-name="Cantarell" officeooo:rsid="0009de60" style:font-name-asian="Cantarell1" style:font-name-complex="Cantarell"/>
    </style:style>
    <style:style style:name="T82" style:family="text">
      <style:text-properties style:font-name="Cantarell" officeooo:rsid="001c5a8c" style:font-name-asian="Cantarell1" style:font-name-complex="Cantarell"/>
    </style:style>
    <style:style style:name="T83" style:family="text">
      <style:text-properties style:font-name="Cantarell" officeooo:rsid="005822c4" style:font-name-asian="Cantarell1" style:font-name-complex="Cantarell"/>
    </style:style>
    <style:style style:name="T84" style:family="text">
      <style:text-properties style:font-name="Cantarell" fo:background-color="transparent" loext:char-shading-value="0" style:font-name-asian="Cantarell" style:font-name-complex="Cantarell"/>
    </style:style>
    <style:style style:name="T85" style:family="text">
      <style:text-properties style:font-name="Cantarell" officeooo:rsid="000bb634" fo:background-color="transparent" loext:char-shading-value="0" style:font-name-asian="Cantarell" style:font-name-complex="Cantarell"/>
    </style:style>
    <style:style style:name="T86" style:family="text">
      <style:text-properties style:font-name="Cantarell" officeooo:rsid="001c00d0" fo:background-color="transparent" loext:char-shading-value="0" style:font-name-asian="Cantarell" style:font-name-complex="Cantarell"/>
    </style:style>
    <style:style style:name="T87" style:family="text">
      <style:text-properties style:font-name="Cantarell" fo:background-color="transparent" loext:char-shading-value="0" style:font-name-complex="Cantarell"/>
    </style:style>
    <style:style style:name="T88" style:family="text">
      <style:text-properties style:font-name="Cantarell" officeooo:rsid="000c5ae4" fo:background-color="transparent" loext:char-shading-value="0" style:font-name-complex="Cantarell"/>
    </style:style>
    <style:style style:name="T89" style:family="text">
      <style:text-properties style:font-name="Cantarell" officeooo:rsid="001a6fd2" fo:background-color="transparent" loext:char-shading-value="0" style:font-name-complex="Cantarell"/>
    </style:style>
    <style:style style:name="T90" style:family="text">
      <style:text-properties style:font-name="Cantarell" fo:font-weight="normal" fo:background-color="transparent" loext:char-shading-value="0" style:font-name-asian="Cantarell" style:font-weight-asian="normal" style:font-name-complex="Cantarell" style:font-weight-complex="normal"/>
    </style:style>
    <style:style style:name="T9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2" style:family="text">
      <style:text-properties style:font-name="Cantarell" fo:font-weight="normal" fo:background-color="transparent" loext:char-shading-value="0"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weight-asian="normal" style:font-name-complex="Cantarell" style:font-weight-complex="normal"/>
    </style:style>
    <style:style style:name="T94" style:family="text">
      <style:text-properties style:font-name="Cantarell" fo:font-weight="normal"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style:font-name-asian="Cantarell" style:font-weight-asian="normal" style:font-name-complex="Cantarell" style:font-weight-complex="normal"/>
    </style:style>
    <style:style style:name="T99" style:family="text">
      <style:text-properties style:font-name="Cantarell" fo:font-weight="normal" officeooo:rsid="000e1e54" style:font-name-asian="Cantarell" style:font-weight-asian="normal" style:font-name-complex="Cantarell" style:font-weight-complex="normal"/>
    </style:style>
    <style:style style:name="T100" style:family="text">
      <style:text-properties style:font-name="Cantarell" fo:font-weight="normal" officeooo:rsid="000bb634" style:font-name-asian="Cantarell" style:font-weight-asian="normal" style:font-name-complex="Cantarell" style:font-weight-complex="normal"/>
    </style:style>
    <style:style style:name="T101" style:family="text">
      <style:text-properties style:font-name="Cantarell" fo:font-weight="normal" style:font-name-asian="Cantarell1" style:font-weight-asian="normal" style:font-name-complex="Cantarell" style:font-weight-complex="normal"/>
    </style:style>
    <style:style style:name="T102" style:family="text">
      <style:text-properties style:font-name="Cantarell" fo:font-weight="normal" officeooo:rsid="000c5ae4" style:font-name-asian="Cantarell1" style:font-weight-asian="normal" style:font-name-complex="Cantarell" style:font-weight-complex="normal"/>
    </style:style>
    <style:style style:name="T103" style:family="text">
      <style:text-properties style:font-name="Cantarell" fo:font-weight="normal" officeooo:rsid="000e1e54" style:font-name-asian="Cantarell1" style:font-weight-asian="normal" style:font-name-complex="Cantarell" style:font-weight-complex="normal"/>
    </style:style>
    <style:style style:name="T104" style:family="text">
      <style:text-properties style:font-name="Cantarell" fo:font-weight="normal" officeooo:rsid="00297359" style:font-weight-asian="normal" style:font-name-complex="Cantarell1" style:font-weight-complex="normal"/>
    </style:style>
    <style:style style:name="T105" style:family="text">
      <style:text-properties style:font-name="Cantarell" fo:font-size="12pt" fo:language="en" fo:country="US" style:font-size-asian="12pt" style:font-name-complex="Cantarell" style:font-size-complex="12pt"/>
    </style:style>
    <style:style style:name="T106" style:family="text">
      <style:text-properties style:font-name="Cantarell" fo:font-size="12pt" fo:language="en" fo:country="US" officeooo:rsid="001349eb" style:font-size-asian="12pt" style:font-name-complex="Cantarell" style:font-size-complex="12pt"/>
    </style:style>
    <style:style style:name="T107" style:family="text">
      <style:text-properties style:font-name="Cantarell" fo:font-size="12pt" fo:language="en" fo:country="US" officeooo:rsid="002b4c3e" style:font-size-asian="12pt" style:font-name-complex="Cantarell" style:font-size-complex="12pt"/>
    </style:style>
    <style:style style:name="T108" style:family="text">
      <style:text-properties style:font-name="Cantarell" fo:font-size="12pt" fo:language="en" fo:country="US" officeooo:rsid="0040a123" style:font-size-asian="12pt" style:font-name-complex="Cantarell" style:font-size-complex="12pt"/>
    </style:style>
    <style:style style:name="T109" style:family="text">
      <style:text-properties style:font-name="Cantarell" fo:font-size="12pt" fo:language="en" fo:country="US" officeooo:rsid="0040e77d" style:font-size-asian="12pt" style:font-name-complex="Cantarell" style:font-size-complex="12pt"/>
    </style:style>
    <style:style style:name="T110" style:family="text">
      <style:text-properties style:font-name="Cantarell" fo:font-size="12pt" fo:language="en" fo:country="US" officeooo:rsid="004d10ef" style:font-size-asian="12pt" style:font-name-complex="Cantarell" style:font-size-complex="12pt"/>
    </style:style>
    <style:style style:name="T11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style:font-name-asian="Cantarell" style:font-size-asian="12pt" style:font-name-complex="Cantarell" style:font-size-complex="12pt"/>
    </style:style>
    <style:style style:name="T121" style:family="text">
      <style:text-properties style:font-name="Cantarell" fo:font-size="12pt" fo:language="en" fo:country="US" officeooo:rsid="001349eb" style:font-name-asian="Cantarell" style:font-size-asian="12pt" style:font-name-complex="Cantarell" style:font-size-complex="12pt"/>
    </style:style>
    <style:style style:name="T122" style:family="text">
      <style:text-properties style:font-name="Cantarell" fo:font-size="12pt" fo:language="en" fo:country="US" officeooo:rsid="0046ea59" style:font-name-asian="Cantarell" style:font-size-asian="12pt" style:font-name-complex="Cantarell" style:font-size-complex="12pt"/>
    </style:style>
    <style:style style:name="T123" style:family="text">
      <style:text-properties style:font-name="Cantarell" fo:font-size="12pt" fo:language="en" fo:country="US" officeooo:rsid="004c62f4" style:font-name-asian="Cantarell" style:font-size-asian="12pt" style:font-name-complex="Cantarell" style:font-size-complex="12pt"/>
    </style:style>
    <style:style style:name="T124" style:family="text">
      <style:text-properties style:font-name="Cantarell" fo:font-size="12pt" fo:language="en" fo:country="US" officeooo:rsid="0012c32d" style:font-name-asian="Cantarell" style:font-size-asian="12pt" style:font-name-complex="Cantarell" style:font-size-complex="12pt"/>
    </style:style>
    <style:style style:name="T125" style:family="text">
      <style:text-properties style:font-name="Cantarell" fo:font-size="12pt" fo:language="en" fo:country="US" officeooo:rsid="001e2f01" style:font-name-asian="Cantarell" style:font-size-asian="12pt" style:font-name-complex="Cantarell" style:font-size-complex="12pt"/>
    </style:style>
    <style:style style:name="T126" style:family="text">
      <style:text-properties style:font-name="Cantarell" fo:font-size="12pt" fo:language="en" fo:country="US" officeooo:rsid="001c00d0" style:font-name-asian="Cantarell" style:font-size-asian="12pt" style:font-name-complex="Cantarell" style:font-size-complex="12pt"/>
    </style:style>
    <style:style style:name="T12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9" style:family="text">
      <style:text-properties style:font-name="Cantarell" fo:font-size="12pt" fo:language="en" fo:country="US" fo:background-color="transparent" loext:char-shading-value="0" style:font-size-asian="12pt" style:font-name-complex="Cantarell" style:font-size-complex="12pt"/>
    </style:style>
    <style:style style:name="T130" style:family="text">
      <style:text-properties style:font-name="Cantarell" fo:font-weight="bold" style:font-weight-asian="bold" style:font-name-complex="Cantarell" style:font-weight-complex="bold"/>
    </style:style>
    <style:style style:name="T131" style:family="text">
      <style:text-properties style:font-name="Cantarell" fo:font-weight="bold" officeooo:rsid="00294909" style:font-weight-asian="bold" style:font-name-complex="Cantarell" style:font-weight-complex="bold"/>
    </style:style>
    <style:style style:name="T132" style:family="text">
      <style:text-properties style:font-name="Cantarell" fo:font-weight="bold" officeooo:rsid="00369449" style:font-weight-asian="bold" style:font-name-complex="Cantarell" style:font-weight-complex="bold"/>
    </style:style>
    <style:style style:name="T133" style:family="text">
      <style:text-properties style:font-name="Cantarell" fo:font-weight="bold" officeooo:rsid="00297359" style:font-weight-asian="bold" style:font-weight-complex="bold"/>
    </style:style>
    <style:style style:name="T134" style:family="text">
      <style:text-properties style:font-name="Cantarell" fo:font-weight="bold" officeooo:rsid="001a0d38" style:font-name-asian="Liberation Serif1" style:font-weight-asian="bold" style:font-weight-complex="bold"/>
    </style:style>
    <style:style style:name="T135" style:family="text">
      <style:text-properties style:font-name="Cantarell" fo:font-weight="bold" officeooo:rsid="00297359" style:font-name-asian="Liberation Serif1" style:font-weight-asian="bold" style:font-weight-complex="bold"/>
    </style:style>
    <style:style style:name="T136" style:family="text">
      <style:text-properties style:font-name="Cantarell" fo:font-weight="bold" officeooo:rsid="002b4c3e" style:font-name-asian="Liberation Serif1" style:font-weight-asian="bold" style:font-weight-complex="bold"/>
    </style:style>
    <style:style style:name="T137" style:family="text">
      <style:text-properties style:font-name="Cantarell" fo:font-weight="bold" officeooo:rsid="0046ea59" style:font-name-asian="Liberation Serif1" style:font-weight-asian="bold" style:font-weight-complex="bold"/>
    </style:style>
    <style:style style:name="T138" style:family="text">
      <style:text-properties style:font-name="Cantarell" fo:font-style="italic" style:font-style-asian="italic" style:font-name-complex="Cantarell" style:font-style-complex="italic"/>
    </style:style>
    <style:style style:name="T139" style:family="text">
      <style:text-properties style:font-name="Cantarell" fo:font-style="italic" style:font-name-asian="Cantarell" style:font-style-asian="italic" style:font-name-complex="Cantarell" style:font-style-complex="italic"/>
    </style:style>
    <style:style style:name="T140"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1" style:family="text">
      <style:text-properties style:font-name="Cantarell" style:text-underline-style="solid" style:text-underline-width="auto" style:text-underline-color="font-color" style:font-name-complex="Cantarell"/>
    </style:style>
    <style:style style:name="T142" style:family="text">
      <style:text-properties style:font-name="Cantarell" style:text-underline-style="solid" style:text-underline-width="auto" style:text-underline-color="font-color" style:font-name-asian="Cantarell1" style:font-name-complex="Cantarell"/>
    </style:style>
    <style:style style:name="T14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4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6" style:family="text">
      <style:text-properties style:font-name="Cantarell" fo:font-size="15pt" fo:language="en" fo:country="US" style:font-size-asian="15pt" style:font-name-complex="Cantarell" style:font-size-complex="15pt"/>
    </style:style>
    <style:style style:name="T147" style:family="text">
      <style:text-properties style:font-name="Cantarell" fo:font-size="15pt" fo:language="en" fo:country="US" officeooo:rsid="0016d319" style:font-size-asian="15pt" style:font-name-complex="Cantarell" style:font-size-complex="15pt"/>
    </style:style>
    <style:style style:name="T148" style:family="text">
      <style:text-properties officeooo:rsid="0018921b"/>
    </style:style>
    <style:style style:name="T149" style:family="text">
      <style:text-properties style:font-name-asian="Cantarell"/>
    </style:style>
    <style:style style:name="T150" style:family="text">
      <style:text-properties officeooo:rsid="000e1e54" style:font-name-asian="Cantarell"/>
    </style:style>
    <style:style style:name="T151" style:family="text">
      <style:text-properties officeooo:rsid="001931fd" style:font-name-asian="Cantarell"/>
    </style:style>
    <style:style style:name="T152" style:family="text">
      <style:text-properties officeooo:rsid="00261c65" style:font-name-asian="Cantarell"/>
    </style:style>
    <style:style style:name="T153" style:family="text">
      <style:text-properties officeooo:rsid="00268703" style:font-name-asian="Cantarell"/>
    </style:style>
    <style:style style:name="T154" style:family="text">
      <style:text-properties officeooo:rsid="0012c32d" style:font-name-asian="Cantarell"/>
    </style:style>
    <style:style style:name="T155" style:family="text">
      <style:text-properties officeooo:rsid="0026bc16" style:font-name-asian="Cantarell"/>
    </style:style>
    <style:style style:name="T156" style:family="text">
      <style:text-properties officeooo:rsid="00283631" style:font-name-asian="Cantarell"/>
    </style:style>
    <style:style style:name="T157" style:family="text">
      <style:text-properties officeooo:rsid="0030dd0f" style:font-name-asian="Cantarell"/>
    </style:style>
    <style:style style:name="T158" style:family="text">
      <style:text-properties officeooo:rsid="003458a5" style:font-name-asian="Cantarell"/>
    </style:style>
    <style:style style:name="T159" style:family="text">
      <style:text-properties officeooo:rsid="003df749" style:font-name-asian="Cantarell"/>
    </style:style>
    <style:style style:name="T160" style:family="text">
      <style:text-properties officeooo:rsid="004a5c87" style:font-name-asian="Cantarell"/>
    </style:style>
    <style:style style:name="T161" style:family="text">
      <style:text-properties officeooo:rsid="005822c4" style:font-name-asian="Cantarell"/>
    </style:style>
    <style:style style:name="T162" style:family="text">
      <style:text-properties officeooo:rsid="0059af8a" style:font-name-asian="Cantarell"/>
    </style:style>
    <style:style style:name="T163" style:family="text">
      <style:text-properties officeooo:rsid="000e1e54"/>
    </style:style>
    <style:style style:name="T164" style:family="text">
      <style:text-properties officeooo:rsid="00297359"/>
    </style:style>
    <style:style style:name="T165" style:family="text">
      <style:text-properties officeooo:rsid="001c00d0"/>
    </style:style>
    <style:style style:name="T166" style:family="text">
      <style:text-properties officeooo:rsid="0012c32d"/>
    </style:style>
    <style:style style:name="T167" style:family="text">
      <style:text-properties officeooo:rsid="002b4c3e"/>
    </style:style>
    <style:style style:name="T168" style:family="text">
      <style:text-properties officeooo:rsid="00149984"/>
    </style:style>
    <style:style style:name="T169" style:family="text">
      <style:text-properties officeooo:rsid="0015204e"/>
    </style:style>
    <style:style style:name="T170" style:family="text">
      <style:text-properties officeooo:rsid="00369449"/>
    </style:style>
    <style:style style:name="T171" style:family="text">
      <style:text-properties officeooo:rsid="00294909"/>
    </style:style>
    <style:style style:name="T172" style:family="text">
      <style:text-properties officeooo:rsid="00283631"/>
    </style:style>
    <style:style style:name="T173" style:family="text">
      <style:text-properties fo:font-weight="normal" style:font-name-asian="Cantarell" style:font-weight-asian="normal" style:font-weight-complex="normal"/>
    </style:style>
    <style:style style:name="T174" style:family="text">
      <style:text-properties fo:font-weight="normal" officeooo:rsid="000f4cd3" style:font-name-asian="Cantarell" style:font-weight-asian="normal" style:font-weight-complex="normal"/>
    </style:style>
    <style:style style:name="T175" style:family="text">
      <style:text-properties fo:font-weight="normal" style:font-name-asian="Cantarell1" style:font-weight-asian="normal" style:font-weight-complex="normal"/>
    </style:style>
    <style:style style:name="T176" style:family="text">
      <style:text-properties fo:font-weight="normal" officeooo:rsid="00149984" style:font-name-asian="Cantarell1" style:font-weight-asian="normal" style:font-weight-complex="normal"/>
    </style:style>
    <style:style style:name="T177" style:family="text">
      <style:text-properties fo:font-weight="normal" officeooo:rsid="0015204e" style:font-name-asian="Cantarell1" style:font-weight-asian="normal" style:font-weight-complex="normal"/>
    </style:style>
    <style:style style:name="T178" style:family="text">
      <style:text-properties fo:font-weight="normal" officeooo:rsid="003fd2b6" style:font-name-asian="Cantarell1" style:font-weight-asian="normal" style:font-weight-complex="normal"/>
    </style:style>
    <style:style style:name="T179" style:family="text">
      <style:text-properties fo:font-weight="normal" officeooo:rsid="0040a123" style:font-name-asian="Cantarell1" style:font-weight-asian="normal" style:font-weight-complex="normal"/>
    </style:style>
    <style:style style:name="T180" style:family="text">
      <style:text-properties fo:font-weight="normal" officeooo:rsid="0046ea59" style:font-name-asian="Cantarell1" style:font-weight-asian="normal" style:font-weight-complex="normal"/>
    </style:style>
    <style:style style:name="T181" style:family="text">
      <style:text-properties fo:font-weight="normal" officeooo:rsid="004d1472" style:font-name-asian="Cantarell1" style:font-weight-asian="normal" style:font-weight-complex="normal"/>
    </style:style>
    <style:style style:name="T182" style:family="text">
      <style:text-properties fo:font-weight="normal" style:font-weight-asian="normal" style:font-weight-complex="normal"/>
    </style:style>
    <style:style style:name="T183" style:family="text">
      <style:text-properties fo:font-weight="normal" officeooo:rsid="007eeeb9" style:font-weight-asian="normal" style:font-weight-complex="normal"/>
    </style:style>
    <style:style style:name="T184"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7"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8" style:family="text">
      <style:text-properties style:use-window-font-color="true" fo:font-size="12pt" style:letter-kerning="true" style:font-size-asian="12pt" style:language-asian="zh" style:country-asian="CN" style:font-size-complex="12pt" style:language-complex="hi" style:country-complex="IN"/>
    </style:style>
    <style:style style:name="T189"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3" style:family="text">
      <style:text-properties style:use-window-font-color="true" officeooo:rsid="0018921b" style:letter-kerning="true" style:font-name-asian="Cantarell" style:language-asian="zh" style:country-asian="CN" style:language-complex="hi" style:country-complex="IN"/>
    </style:style>
    <style:style style:name="T194" style:family="text">
      <style:text-properties style:use-window-font-color="true" officeooo:rsid="000e1e54" style:letter-kerning="true" style:font-name-asian="Cantarell" style:language-asian="zh" style:country-asian="CN" style:language-complex="hi" style:country-complex="IN"/>
    </style:style>
    <style:style style:name="T195" style:family="text">
      <style:text-properties officeooo:rsid="001a0d38"/>
    </style:style>
    <style:style style:name="T196" style:family="text">
      <style:text-properties officeooo:rsid="00261c65"/>
    </style:style>
    <style:style style:name="T197" style:family="text">
      <style:text-properties officeooo:rsid="00268703"/>
    </style:style>
    <style:style style:name="T198" style:family="text">
      <style:text-properties officeooo:rsid="00297359" style:font-name-asian="Liberation Serif1"/>
    </style:style>
    <style:style style:name="T199" style:family="text">
      <style:text-properties officeooo:rsid="00283631" style:font-name-asian="Liberation Serif1"/>
    </style:style>
    <style:style style:name="T200" style:family="text">
      <style:text-properties officeooo:rsid="001349eb" style:font-name-asian="Liberation Serif1"/>
    </style:style>
    <style:style style:name="T201" style:family="text">
      <style:text-properties officeooo:rsid="003ccd3b"/>
    </style:style>
    <style:style style:name="T202" style:family="text">
      <style:text-properties officeooo:rsid="003df749"/>
    </style:style>
    <style:style style:name="T203" style:family="text">
      <style:text-properties officeooo:rsid="0040a123"/>
    </style:style>
    <style:style style:name="T204" style:family="text">
      <style:text-properties officeooo:rsid="00410543"/>
    </style:style>
    <style:style style:name="T205" style:family="text">
      <style:text-properties officeooo:rsid="0046ea59"/>
    </style:style>
    <style:style style:name="T206" style:family="text">
      <style:text-properties officeooo:rsid="0048cce5"/>
    </style:style>
    <style:style style:name="T207" style:family="text">
      <style:text-properties officeooo:rsid="004ad624"/>
    </style:style>
    <style:style style:name="T208" style:family="text">
      <style:text-properties officeooo:rsid="004f06a7"/>
    </style:style>
    <style:style style:name="T209" style:family="text">
      <style:text-properties officeooo:rsid="0051338e"/>
    </style:style>
    <style:style style:name="T210" style:family="text">
      <style:text-properties fo:font-style="italic" style:font-style-asian="italic" style:font-style-complex="italic"/>
    </style:style>
    <style:style style:name="T211" style:family="text">
      <style:text-properties fo:font-size="12pt" style:font-size-asian="12pt" style:font-size-complex="12pt"/>
    </style:style>
    <style:style style:name="T212" style:family="text">
      <style:text-properties fo:font-size="12pt" officeooo:rsid="0051338e" style:font-size-asian="12pt" style:font-size-complex="12pt"/>
    </style:style>
    <style:style style:name="T21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14" style:family="text">
      <style:text-properties fo:color="#800000" style:font-name="Cantarell" fo:font-style="italic" fo:font-weight="bold" style:font-style-asian="italic" style:font-weight-asian="bold" style:font-name-complex="Cantarell" style:font-style-complex="italic" style:font-weight-complex="bold"/>
    </style:style>
    <style:style style:name="T215" style:family="text">
      <style:text-properties fo:language="en" fo:country="US"/>
    </style:style>
    <style:style style:name="T216" style:family="text">
      <style:text-properties fo:language="en" fo:country="US" officeooo:rsid="006fdda8"/>
    </style:style>
    <style:style style:name="T217" style:family="text">
      <style:text-properties fo:language="en" fo:country="US" officeooo:rsid="0071868b"/>
    </style:style>
    <style:style style:name="T218" style:family="text">
      <style:text-properties fo:language="en" fo:country="US" officeooo:rsid="007d1043"/>
    </style:style>
    <style:style style:name="T219" style:family="text">
      <style:text-properties fo:font-size="15pt" style:font-size-asian="15pt" style:font-size-complex="15pt"/>
    </style:style>
    <style:style style:name="T220" style:family="text">
      <style:text-properties fo:font-size="15pt" officeooo:rsid="00297359" style:font-size-asian="15pt" style:font-size-complex="15pt"/>
    </style:style>
    <style:style style:name="T221" style:family="text">
      <style:text-properties fo:font-size="13pt" style:font-size-asian="13pt" style:font-size-complex="13pt"/>
    </style:style>
    <style:style style:name="T222" style:family="text">
      <style:text-properties fo:font-size="13pt" officeooo:rsid="00297359"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text:span text:style-name="T219">1. Overview</text:span></text:h>
      <text:p text:style-name="P6"/>
      <text:p text:style-name="P61"><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6"/>
      <text:p text:style-name="P61"><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15" text:outline-level="2"><text:span text:style-name="T148">2. General </text:span>Observations</text:h>
      <text:p text:style-name="P36"/>
      <text:p text:style-name="P71"><text:span text:style-name="T52">•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71"><text:span text:style-name="T52">•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72"><text:bookmark text:name="result_box9"/><text:span text:style-name="T52">• </text:span><text:span text:style-name="T78">To comment on some parameter </text:span><text:span text:style-name="T81">in JWM </text:span><text:span text:style-name="T78">files use </text:span><text:span text:style-name="T81">the following syntax (that is XML)</text:span><text:span text:style-name="T78">: </text:span></text:p>
      <text:p text:style-name="P71"><text:span text:style-name="T52"><text:s text:c="4"/></text:span><text:span text:style-name="T59">'</text:span><text:span text:style-name="T78">&lt;!--</text:span><text:span text:style-name="T81">'</text:span><text:span text:style-name="T78"> input parameter </text:span><text:span text:style-name="T81">'</text:span><text:span text:style-name="T78">--&gt;</text:span><text:span text:style-name="T81">'</text:span><text:span text:style-name="T78">. </text:span><text:bookmark text:name="result_box10"/><text:span text:style-name="T78">To uncomment, remove </text:span><text:span text:style-name="T81">'</text:span><text:span text:style-name="T78">&lt;!--</text:span><text:span text:style-name="T81">'</text:span><text:span text:style-name="T78"> <text:s text:c="2"/></text:span><text:span text:style-name="T81">'</text:span><text:span text:style-name="T78">--&gt;</text:span><text:span text:style-name="T81">'</text:span><text:span text:style-name="T78">. <text:s/></text:span></text:p>
      <text:p text:style-name="P73"><text:span text:style-name="T52">•</text:span><text:bookmark text:name="result_box41"/><text:span text:style-name="T52"> To </text:span><text:span text:style-name="T53">run any command and/or </text:span><text:span text:style-name="T52">open </text:span><text:span text:style-name="T53">an application with Gmrun, </text:span><text:span text:style-name="T59">you can </text:span><text:span text:style-name="T57">go to</text:span><text:span text:style-name="T59"> </text:span><text:span text:style-name="T53">Execute </text:span><text:span text:style-name="T52">(in Menu).</text:span></text:p>
      <text:p text:style-name="P82"><text:span text:style-name="T52">•</text:span><text:bookmark text:name="result_box42"/><text:span text:style-name="T52"> To open </text:span><text:span text:style-name="T53">the default </text:span><text:span text:style-name="T58">terminal</text:span><text:span text:style-name="T53">, </text:span><text:span text:style-name="T58">Sakura</text:span><text:span text:style-name="T52">, </text:span><text:span text:style-name="T59">you can </text:span><text:span text:style-name="T57">go to</text:span><text:span text:style-name="T59"> </text:span><text:span text:style-name="T58">Terminal </text:span><text:span text:style-name="T52">(in Menu).</text:span></text:p>
      <text:p text:style-name="P82"><text:span text:style-name="T52">• </text:span><text:span text:style-name="T54">To open </text:span><text:span text:style-name="T78">Pacli, </text:span><text:span text:style-name="T80">the default P</text:span><text:span text:style-name="T78">ackage </text:span><text:span text:style-name="T80">Manager in Manjaro JWM </text:span><text:span text:style-name="T83">Community </text:span><text:span text:style-name="T80">Edition</text:span><text:span text:style-name="T78">, </text:span><text:span text:style-name="T80">you can </text:span><text:span text:style-name="T79">go to </text:span><text:span text:style-name="T78">Pacli (in Menu).</text:span></text:p>
      <text:p text:style-name="P82"><text:span text:style-name="T98">• </text:span><text:span text:style-name="T99">To open </text:span><text:span text:style-name="T101">JWMConf, </text:span><text:span text:style-name="T102">the default </text:span><text:span text:style-name="T103">C</text:span><text:span text:style-name="T101">onfigur</text:span><text:span text:style-name="T103">ation Tool for </text:span><text:span text:style-name="T102">JWM, you can </text:span><text:span text:style-name="T103">go to </text:span><text:span text:style-name="T101">JWMConf (in Menu).</text:span></text:p>
      <text:p text:style-name="P73"><text:span text:style-name="T52">•</text:span><text:bookmark text:name="result_box4"/><text:span text:style-name="T52">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74"><text:span text:style-name="T52">• </text:span><text:span text:style-name="T53">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71"><text:span text:style-name="T84">• </text:span><text:span text:style-name="T85">To t</text:span><text:span text:style-name="T84">ake a </text:span><text:span text:style-name="T85">screenshot</text:span><text:span text:style-name="T84">of your desktop, </text:span><text:span text:style-name="T85">you can go to </text:span><text:span text:style-name="T84">Screenshot </text:span><text:span text:style-name="T86">submenu</text:span><text:span text:style-name="T84"> and chose </text:span><text:span text:style-name="T85">one of the available </text:span><text:span text:style-name="T84">option</text:span><text:span text:style-name="T85">s</text:span><text:span text:style-name="T84"> </text:span><text:span text:style-name="T87">(in Menu). </text:span><text:span text:style-name="T89">Alternatively </text:span><text:span text:style-name="T88">simply press the Printscreen (PrtScr) key.</text:span></text:p>
      <text:p text:style-name="P71"><text:span text:style-name="T98">• </text:span><text:span text:style-name="T100">To </text:span><text:span text:style-name="T94">change the wallpaper, </text:span><text:span text:style-name="T95">you can go to Nitrogen Wall</text:span><text:span text:style-name="T97">paper</text:span><text:span text:style-name="T95"> </text:span><text:span text:style-name="T94">(in Menu -</text:span><text:span text:style-name="T96">&gt;</text:span><text:span text:style-name="T95"> Settings</text:span><text:span text:style-name="T94">).</text:span></text:p>
      <text:p text:style-name="P20"/>
      <text:p text:style-name="P20"/>
      <text:p text:style-name="P20"/>
      <text:p text:style-name="P20"/>
      <text:h text:style-name="Heading_20_2" text:outline-level="2"><text:soft-page-break/><text:span text:style-name="T220">3. </text:span><text:span text:style-name="T219">Shortcuts</text:span></text:h>
      <text:p text:style-name="P3"/>
      <text:h text:style-name="P116" text:outline-level="2"><text:span text:style-name="T164">3</text:span>.1. Application Shortcuts</text:h>
      <text:p text:style-name="P36"/>
      <text:p text:style-name="P82"><text:span text:style-name="T52">• </text:span><text:span text:style-name="T54">To r</text:span><text:span text:style-name="T52">un </text:span><text:span text:style-name="T58">any </text:span><text:span text:style-name="T52">commands </text:span><text:span text:style-name="T58">and/or open an application </text:span><text:span text:style-name="T52">with </text:span><text:span text:style-name="T58">G</text:span><text:span text:style-name="T52">mrun = &lt; Mod4 + r&gt;.</text:span></text:p>
      <text:p text:style-name="P82"><text:span text:style-name="T52">• </text:span><text:span text:style-name="T54">To o</text:span><text:span text:style-name="T52">pen Sakura terminal = &lt; Mod4 + t&gt;.</text:span></text:p>
      <text:p text:style-name="P82"><text:span text:style-name="T52">• </text:span><text:span text:style-name="T54">To o</text:span><text:span text:style-name="T52">pen PCManFM </text:span><text:span text:style-name="T54">file manager </text:span><text:span text:style-name="T52">= &lt; Mod4 + e&gt;.</text:span></text:p>
      <text:p text:style-name="P75"><text:span text:style-name="T52">• </text:span><text:span text:style-name="T54">To </text:span><text:span text:style-name="T36">o</text:span><text:span text:style-name="T29">pen Pale Moon web browser = &lt;Mod4 + b&gt;.</text:span></text:p>
      <text:p text:style-name="P75"><text:span text:style-name="T90">• </text:span><text:span text:style-name="T91">To minimize all the </text:span><text:span text:style-name="T93">w</text:span><text:span text:style-name="T92">indows = &lt; Mod4 + d&gt;</text:span></text:p>
      <text:p text:style-name="P36"/>
      <text:h text:style-name="P116" text:outline-level="2"><text:span text:style-name="T164">3</text:span>.<text:span text:style-name="T148">2. Screen Lock </text:span>Shortcut</text:h>
      <text:p text:style-name="P36"/>
      <text:p text:style-name="P71"><text:span text:style-name="T52">• </text:span><text:span text:style-name="T54">To l</text:span><text:span text:style-name="T29">ock </text:span><text:span text:style-name="T30">the </text:span><text:span text:style-name="T29">screen with i3lock = &lt;Mod4 + l&gt;.</text:span></text:p>
      <text:p text:style-name="P36"/>
      <text:h text:style-name="P116" text:outline-level="2"><text:span text:style-name="T164">3</text:span>.<text:span text:style-name="T148">3. </text:span>Reconfigure <text:span text:style-name="T163">(Restart) </text:span>JWM Shortcut</text:h>
      <text:p text:style-name="P36"/>
      <text:p text:style-name="P71"><text:span text:style-name="T52">•</text:span><text:bookmark text:name="result_box11"/><text:span text:style-name="T52"> </text:span><text:span text:style-name="T54">To r</text:span><text:span text:style-name="T29">econfigure </text:span><text:span text:style-name="T36">(restart) </text:span><text:span text:style-name="T29">JWM = &lt;Mod4 + u&gt;.</text:span></text:p>
      <text:p text:style-name="P36"/>
      <text:h text:style-name="P116" text:outline-level="2"><text:span text:style-name="T164">3</text:span>.<text:span text:style-name="T148">4. </text:span>Pacli <text:span text:style-name="T163">Package Manager Shortcut</text:span></text:h>
      <text:p text:style-name="P36"/>
      <text:p text:style-name="P14"><text:span text:style-name="T149">Pacli </text:span><text:span text:style-name="T159">is </text:span><text:span text:style-name="T152">a simple </text:span><text:span text:style-name="T156">CLI </text:span><text:span text:style-name="T152">(terminal) frontend for Pacman/Yaourt (AUR). Also is the application to update your system.</text:span></text:p>
      <text:p text:style-name="P38"/>
      <text:p text:style-name="P71"><text:span text:style-name="T52">•</text:span><text:bookmark text:name="result_box11110"/><text:span text:style-name="T52"> </text:span><text:span text:style-name="T54">To o</text:span><text:span text:style-name="T78">pen Pacli </text:span><text:span text:style-name="T29">= &lt;Mod4 + p&gt;.</text:span></text:p>
      <text:p text:style-name="P36"/>
      <text:h text:style-name="P116" text:outline-level="2"><text:span text:style-name="T164">3</text:span>.<text:span text:style-name="T148">5. </text:span><text:span text:style-name="T193">JWMConf Configur</text:span><text:span text:style-name="T194">ation Tool Shortcut</text:span></text:h>
      <text:p text:style-name="P36"/>
      <text:p text:style-name="P14"><text:span text:style-name="T152">JWMConf <text:s/></text:span><text:span text:style-name="T159">is </text:span><text:span text:style-name="T152">a CLI (terminal) tool to manage JWM config files, like keys, themes, tray and more.</text:span></text:p>
      <text:p text:style-name="P36"/>
      <text:p text:style-name="P71"><text:span text:style-name="T52">•</text:span><text:bookmark text:name="result_box1111014"/><text:span text:style-name="T52"> </text:span><text:span text:style-name="T54">To o</text:span><text:span text:style-name="T78">pen JWMConf </text:span><text:span text:style-name="T29">= &lt;Mod4 + j&gt;.</text:span></text:p>
      <text:p text:style-name="P36"/>
      <text:h text:style-name="P116" text:outline-level="2"><text:span text:style-name="T164">3</text:span>.<text:span text:style-name="T148">6. </text:span>Audio Shortcuts</text:h>
      <text:p text:style-name="P36"/>
      <text:p text:style-name="P88"><text:span text:style-name="T52">Besides the “XF86Audio keys”, that some keyboard already brings to raise, lower or mute volume (some dedicated keys and/or some keys marked with blue icons), Manjaro JWM </text:span><text:span text:style-name="T76">Community </text:span><text:span text:style-name="T52">Edition also brings the following </text:span><text:span text:style-name="T58">shortcuts:</text:span></text:p>
      <text:p text:style-name="P21"/>
      <text:p text:style-name="P71"><text:span text:style-name="T52">• </text:span><text:span text:style-name="T54">To set volume up by 5% (</text:span><text:span text:style-name="T60">'</text:span><text:span text:style-name="T29">Amixer set Master 5%+</text:span><text:span text:style-name="T40">'</text:span><text:span text:style-name="T36">)</text:span><text:span text:style-name="T29"> = &lt;Mod4 + PgUp&gt;.</text:span></text:p>
      <text:p text:style-name="P75"><text:span text:style-name="T52">• </text:span><text:span text:style-name="T54">To set volume down by 5% (</text:span><text:span text:style-name="T60">'</text:span><text:span text:style-name="T29">Amixer set Master 5%-</text:span><text:span text:style-name="T40">'</text:span><text:span text:style-name="T36">)</text:span><text:span text:style-name="T29"> = &lt;Mod4 + PgDn&gt;.</text:span></text:p>
      <text:p text:style-name="P71"><text:span text:style-name="T52">• </text:span><text:span text:style-name="T54">To toggle (and untoggle) volume mute (</text:span><text:span text:style-name="T60">'</text:span><text:span text:style-name="T29">Amixer set Master toggle</text:span><text:span text:style-name="T40">'</text:span><text:span text:style-name="T36">)</text:span><text:span text:style-name="T29"> = &lt;Mod4 + 0&gt;.</text:span></text:p>
      <text:p text:style-name="P36"/>
      <text:p text:style-name="P45">Anyway, the XF86Audio keys remain doing its functions, this alternative shortcuts are mainly aimed to keyboards that don't bring these dedicated keys.</text:p>
      <text:p text:style-name="P36"/>
      <text:h text:style-name="Heading_20_2" text:outline-level="2"><text:soft-page-break/><text:span text:style-name="T222">3</text:span><text:span text:style-name="T221">.7. Screenshot Shortcut</text:span></text:h>
      <text:p text:style-name="P8"/>
      <text:p text:style-name="P11">Al<text:span text:style-name="T201">l</text:span> the screenshots you take in Manjaro JWM <text:span text:style-name="T205">Community </text:span>Edition will be placed in the Screenshots folder at your home directory (and a tiny notification will pop-up if everything went fine).</text:p>
      <text:p text:style-name="P8"/>
      <text:p text:style-name="P37"><text:span text:style-name="T173">• </text:span><text:span text:style-name="T174">To take a s</text:span><text:span text:style-name="T173">creenshot = &lt;Print&gt; </text:span><text:span text:style-name="T174">(PrtScr)</text:span><text:span text:style-name="T182">.</text:span></text:p>
      <text:p text:style-name="P36"/>
      <text:h text:style-name="P116" text:outline-level="2"><text:span text:style-name="T164">3</text:span>.<text:span text:style-name="T165">8. Windows </text:span>Shortcuts</text:h>
      <text:p text:style-name="P4"/>
      <text:h text:style-name="P116" text:outline-level="2"><text:span text:style-name="T164">3</text:span>.<text:span text:style-name="T165">8</text:span>.1. <text:span text:style-name="T163">Tiling</text:span></text:h>
      <text:p text:style-name="P7"/>
      <text:p text:style-name="P10"><text:span text:style-name="T151">The “a</text:span><text:span text:style-name="T150">erosnap” </text:span><text:span text:style-name="T151">effect</text:span><text:span text:style-name="T150">, to anchor the windows to the screen edges.</text:span></text:p>
      <text:p text:style-name="P16"/>
      <text:p text:style-name="P71"><text:span text:style-name="T52">• </text:span><text:span text:style-name="T55">To place </text:span><text:span text:style-name="T29">a window </text:span><text:span text:style-name="T32">in </text:span><text:span text:style-name="T29">the top half of the screen = &lt;Mod4 + Up&gt;.</text:span></text:p>
      <text:p text:style-name="P71"><text:span text:style-name="T52">• </text:span><text:span text:style-name="T55">To place </text:span><text:span text:style-name="T29">a window </text:span><text:span text:style-name="T32">in </text:span><text:span text:style-name="T29">the bottom half of the screen = &lt;Mod4 + Down&gt;.</text:span></text:p>
      <text:p text:style-name="P71"><text:span text:style-name="T52">• </text:span><text:span text:style-name="T55">To place </text:span><text:span text:style-name="T29">a window </text:span><text:span text:style-name="T32">in </text:span><text:span text:style-name="T29">the left half of the screen = &lt;Mod4 + Left&gt;.</text:span></text:p>
      <text:p text:style-name="P76"><text:span text:style-name="T52">• </text:span><text:span text:style-name="T55">To place </text:span><text:span text:style-name="T29">a window </text:span><text:span text:style-name="T32">in </text:span><text:span text:style-name="T29">the right half of the screen = &lt;Mod4 + Right&gt;.</text:span></text:p>
      <text:p text:style-name="P22"/>
      <text:p text:style-name="P76"><text:span text:style-name="T55">And to 'undock' a window from any position and bring it back to the previous position </text:span><text:span text:style-name="T74">just </text:span><text:span text:style-name="T55">press the same shortcut again.</text:span></text:p>
      <text:p text:style-name="P25"/>
      <text:h text:style-name="P116" text:outline-level="2"><text:span text:style-name="T69">3</text:span><text:span text:style-name="T55">.</text:span><text:span text:style-name="T58">8</text:span><text:span text:style-name="T52">.2. </text:span><text:span text:style-name="T186">Changing the </text:span><text:span text:style-name="T187">Virtual D</text:span><text:span text:style-name="T186">esktop</text:span></text:h>
      <text:p text:style-name="P25"/>
      <text:p text:style-name="P88"><text:span text:style-name="T52">By default, </text:span><text:span text:style-name="T55">M</text:span><text:span text:style-name="T52">anjaro JWM Community Edition comes with two virtual desktops, you can be see this at a little pager in Tray (the bottom panel). This can be changed in the file /home/username/.jwm/preferences , in the section:</text:span></text:p>
      <text:p text:style-name="P32"/>
      <text:p text:style-name="P98"><text:s/>&lt;!-- Virtual Desktops --&gt;</text:p>
      <text:p text:style-name="P98"><text:s text:c="4"/>&lt;!-- Desktop tags can be contained within Desktops for desktop names. --&gt;</text:p>
      <text:p text:style-name="P98"><text:s text:c="4"/>&lt;Desktops width="2"&gt;&lt;/Desktops&gt;</text:p>
      <text:p text:style-name="P32"/>
      <text:p text:style-name="P88"><text:span text:style-name="T55">W</text:span><text:span text:style-name="T52">here you can change this number '2 ' by any number you want.</text:span></text:p>
      <text:p text:style-name="P26"/>
      <text:p text:style-name="P79"><text:span text:style-name="T55">• To </text:span><text:span text:style-name="T60">change to the right virtual desktop</text:span><text:span text:style-name="T55"> = &lt;</text:span><text:span text:style-name="T74">Ctrl + </text:span><text:span text:style-name="T60">Alt </text:span><text:span text:style-name="T55">+ Right&gt;.</text:span></text:p>
      <text:p text:style-name="P80"><text:span text:style-name="T55">• To </text:span><text:span text:style-name="T60">change to the left virtual desktop</text:span><text:span text:style-name="T55"> = &lt;</text:span><text:span text:style-name="T74">Ctrl + </text:span><text:span text:style-name="T60">Alt </text:span><text:span text:style-name="T55">+ </text:span><text:span text:style-name="T60">Left</text:span><text:span text:style-name="T55">&gt;.</text:span></text:p>
      <text:p text:style-name="P71"/>
      <text:h text:style-name="P116" text:outline-level="2"><text:span text:style-name="T164">3</text:span>.<text:span text:style-name="T165">8</text:span>.3. Sending the <text:span text:style-name="T167">F</text:span>ocused <text:span text:style-name="T167">W</text:span>indow to a <text:span text:style-name="T167">C</text:span>ertain <text:span text:style-name="T167">V</text:span>irtual <text:span text:style-name="T167">D</text:span>esktop</text:h>
      <text:p text:style-name="P99"/>
      <text:p text:style-name="P100">These shortcuts are particularly useful when dealing with several application windows and you want to “clear the area”, but not yet close some program<text:span text:style-name="T195">s</text:span>. Example: to send a music player or an e-mail client to the next virtual desktop, but leaving <text:span text:style-name="T195">them</text:span> open.</text:p>
      <text:p text:style-name="P99"/>
      <text:p text:style-name="P81"><text:span text:style-name="T55">• To </text:span><text:span text:style-name="T61">send the focused window </text:span><text:span text:style-name="T60">to the right virtual desktop</text:span><text:span text:style-name="T55"> = &lt;</text:span><text:span text:style-name="T61">Shift + </text:span><text:span text:style-name="T60">Alt </text:span><text:span text:style-name="T55">+ Right&gt;.</text:span></text:p>
      <text:p text:style-name="P81"><text:span text:style-name="T55">• To </text:span><text:span text:style-name="T61">send the focused window </text:span><text:span text:style-name="T60">to the </text:span><text:span text:style-name="T61">left </text:span><text:span text:style-name="T60">virtual desktop</text:span><text:span text:style-name="T55"> = &lt;</text:span><text:span text:style-name="T61">Shift + </text:span><text:span text:style-name="T60">Alt </text:span><text:span text:style-name="T55">+ </text:span><text:span text:style-name="T61">Left</text:span><text:span text:style-name="T55">&gt;.</text:span></text:p>
      <text:p text:style-name="P101"/>
      <text:p text:style-name="P101"/>
      <text:p text:style-name="P100"><text:soft-page-break/>Note <text:span text:style-name="T19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0"/>
      <text:p text:style-name="P100"/>
      <text:p text:style-name="P103"><text:span text:style-name="T133">4. </text:span><text:span text:style-name="T134">Key </text:span><text:span text:style-name="T135">Applications </text:span><text:span text:style-name="T136">Installed by Default in Manjaro JWM </text:span><text:span text:style-name="T137">Community </text:span><text:span text:style-name="T136">Edition</text:span></text:p>
      <text:p text:style-name="P36"/>
      <text:p text:style-name="P42">You can easily find all <text:span text:style-name="T167">default installed applications in Manjaro JWM Community Edition </text:span>in the Menu by right clicking the desktop or clicking the Menu button in Tray (the bottom panel). And <text:span text:style-name="T167">quick </text:span>a tip: it is also available with the shortcut 'Super + F1'. <text:span text:style-name="T167">Here they are:</text:span></text:p>
      <text:p text:style-name="P36"/>
      <text:p text:style-name="P39"><text:span text:style-name="Strong_20_Emphasis"><text:span text:style-name="T179">I</text:span></text:span><text:span text:style-name="Strong_20_Emphasis"><text:span text:style-name="T175">n Screenshot </text:span></text:span><text:span text:style-name="Strong_20_Emphasis"><text:span text:style-name="T179">(</text:span></text:span><text:span text:style-name="Strong_20_Emphasis"><text:span text:style-name="T175">Menu -&gt; Screenshot</text:span></text:span><text:span text:style-name="Strong_20_Emphasis"><text:span text:style-name="T179">):</text:span></text:span></text:p>
      <text:p text:style-name="P39"><text:span text:style-name="Strong_20_Emphasis"><text:span text:style-name="T178">There </text:span></text:span><text:span text:style-name="Strong_20_Emphasis"><text:span text:style-name="T179">are </text:span></text:span><text:span text:style-name="Strong_20_Emphasis"><text:span text:style-name="T178">four </text:span></text:span><text:span text:style-name="Strong_20_Emphasis"><text:span text:style-name="T179">preconfigured</text:span></text:span><text:span text:style-name="Strong_20_Emphasis"><text:span text:style-name="T178"> ways to take a screenshot of you screen in Manjaro JWM </text:span></text:span><text:span text:style-name="Strong_20_Emphasis"><text:span text:style-name="T180">Community </text:span></text:span><text:span text:style-name="Strong_20_Emphasis"><text:span text:style-name="T178">Edition. All of them </text:span></text:span><text:span text:style-name="Strong_20_Emphasis"><text:span text:style-name="T179">use a tiny program called “scrot” and the titles </text:span></text:span><text:span text:style-name="Strong_20_Emphasis"><text:span text:style-name="T178">are self explained:</text:span></text:span></text:p>
      <text:p text:style-name="P67"><text:span text:style-name="Strong_20_Emphasis"><text:span text:style-name="T6">• </text:span></text:span><text:span text:style-name="Strong_20_Emphasis"><text:span text:style-name="T1">Active Window Delay.</text:span></text:span></text:p>
      <text:p text:style-name="P67"><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67"><text:span text:style-name="Strong_20_Emphasis"><text:span text:style-name="T6">• </text:span></text:span><text:span text:style-name="Strong_20_Emphasis"><text:span text:style-name="T1">Full Screen</text:span></text:span><text:span text:style-name="Strong_20_Emphasis"><text:span text:style-name="T6">.</text:span></text:span></text:p>
      <text:p text:style-name="P39"><text:span text:style-name="Strong_20_Emphasis"><text:span text:style-name="T173">• </text:span></text:span><text:span text:style-name="Strong_20_Emphasis"><text:span text:style-name="T175">Select Area</text:span></text:span><text:span text:style-name="Strong_20_Emphasis"><text:span text:style-name="T182">.</text:span></text:span></text:p>
      <text:p text:style-name="P36"/>
      <text:p text:style-name="P89"><text:span text:style-name="T52">In Accessories (Menu -&gt; </text:span><text:span text:style-name="T58">Accessories</text:span><text:span text:style-name="T52">):</text:span></text:p>
      <text:p text:style-name="P69"><text:span text:style-name="T17">• </text:span><text:span text:style-name="T22">ImageWriter ISO/USB, </text:span><text:span text:style-name="T24">a graphical utility for writing raw disk images &amp; hybrid isos to USB keys.</text:span><text:span text:style-name="T22"> </text:span></text:p>
      <text:p text:style-name="P83"><text:span text:style-name="T52">• </text:span><text:span text:style-name="T58">Leafpad Editor, </text:span><text:span text:style-name="T64">the name says it all.</text:span></text:p>
      <text:p text:style-name="P83"><text:span text:style-name="T52">• </text:span><text:span text:style-name="T76">Medit</text:span><text:span text:style-name="T58"> Editor, </text:span><text:span text:style-name="T63">useful to edit JWM config files, </text:span><text:span text:style-name="T74">because</text:span><text:span text:style-name="T68"> </text:span><text:span text:style-name="T63">it </text:span><text:span text:style-name="T64">recognizes</text:span><text:span text:style-name="T63"> XML syntax.</text:span></text:p>
      <text:p text:style-name="P89"><text:span text:style-name="T58">• </text:span><text:span text:style-name="T52">Xarchiver Compressed</text:span><text:span text:style-name="T58">, </text:span><text:span text:style-name="T68">to </text:span><text:span text:style-name="T64">(un)compress files, </text:span><text:span text:style-name="T65">as</text:span><text:span text:style-name="T64"> zip, tar.gz, tar.b</text:span><text:span text:style-name="T65">z</text:span><text:span text:style-name="T64">2 and even rar (through a plugin).</text:span></text:p>
      <text:p text:style-name="P31"/>
      <text:p text:style-name="P89"><text:span text:style-name="T58">I</text:span><text:span text:style-name="T52">n Graphics (Menu -&gt; </text:span><text:span text:style-name="T58">Graphics</text:span><text:span text:style-name="T52">):</text:span></text:p>
      <text:p text:style-name="P87"><text:span text:style-name="T52">• Online Image Editor, </text:span><text:span text:style-name="T62">o</text:span><text:span text:style-name="T55">pen</text:span><text:span text:style-name="T66">ed</text:span><text:span text:style-name="T55"> </text:span><text:span text:style-name="T66">in </text:span><text:span text:style-name="T55">Pale Moon </text:span><text:span text:style-name="T66">(</text:span><text:a xlink:type="simple" xlink:href="http://www.online-image-editor.com/" text:style-name="Internet_20_link" text:visited-style-name="Visited_20_Internet_20_Link"><text:span text:style-name="T55">http://www.online-image-editor.com/</text:span></text:a><text:span text:style-name="T66">)</text:span><text:span text:style-name="T55">.</text:span></text:p>
      <text:p text:style-name="P23"/>
      <text:p text:style-name="P33">In Multimedia (Menu -&gt; Multimedia)</text:p>
      <text:p text:style-name="P74"><text:span text:style-name="T52">• </text:span><text:span text:style-name="T78">LXMusic </text:span><text:span text:style-name="T29">Music </text:span><text:span text:style-name="T37">Player, </text:span><text:span text:style-name="T43">very light, yet does job fine.</text:span></text:p>
      <text:p text:style-name="P84"><text:span text:style-name="T52">•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184">URL…</text:span><text:span text:style-name="T43"> and paste the YouTube video link).</text:span></text:p>
      <text:p text:style-name="P44"/>
      <text:p text:style-name="P90"><text:span text:style-name="T37">I</text:span><text:span text:style-name="T29">n Network (Menu -&gt; Network)</text:span></text:p>
      <text:p text:style-name="P85"><text:span text:style-name="T52">• HexC</text:span><text:span text:style-name="T78">hat </text:span><text:span text:style-name="T52">IRC, </text:span><text:span text:style-name="T68">powerful IRC communication tool, </text:span><text:span text:style-name="T65">and feel free to ask about Manjaro JWM </text:span><text:span text:style-name="T77">Community</text:span><text:span text:style-name="T65"> </text:span><text:span text:style-name="T70">Edition</text:span><text:span text:style-name="T65"> at the default channels #manjaro and #manjaro-br (in Brazilian Portuguese), or even to chitchat at #manjaro-talk .</text:span></text:p>
      <text:p text:style-name="P86"><text:span text:style-name="T52">• </text:span><text:span text:style-name="T78">Pale Moon</text:span><text:span text:style-name="T82"> </text:span><text:span text:style-name="T52">Browser, </text:span><text:span text:style-name="T65">a lightweight Firefox fork.</text:span></text:p>
      <text:p text:style-name="P24"/>
      <text:p text:style-name="P34">In Office (Menu -&gt; Office)</text:p>
      <text:p text:style-name="P91"><text:span text:style-name="T52">• </text:span><text:span text:style-name="T29">AbidWord </text:span><text:span text:style-name="T38">Word, </text:span><text:span text:style-name="T44">it is the GTK2 version, even more lightweight, yet very complete word processor.</text:span></text:p>
      <text:p text:style-name="P28"><text:soft-page-break/>• ePDFView <text:span text:style-name="T206">PDF</text:span>, simple PDF viewer.</text:p>
      <text:p text:style-name="P65"><text:span text:style-name="T20">• Gnumeric </text:span><text:span text:style-name="T23">Calc</text:span><text:span text:style-name="T18">, </text:span><text:span text:style-name="T20">light spreadsheet program.</text:span></text:p>
      <text:p text:style-name="P28"/>
      <text:p text:style-name="P65"><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65"><text:span text:style-name="T20">• </text:span><text:span text:style-name="T18">Simple Scan, </text:span><text:span text:style-name="T20">full-featured scanner application.</text:span></text:p>
      <text:p text:style-name="P28">In Settings (Menu -&gt; Settings)</text:p>
      <text:p text:style-name="P30">• A<text:span text:style-name="T196">randR Screen Editor, </text:span>to <text:span text:style-name="T196">change screen resolution, rotate and manage multiple monitors</text:span>.</text:p>
      <text:p text:style-name="P28">• Blueman Adapters, to manage Bluetooth support.</text:p>
      <text:p text:style-name="P92"><text:span text:style-name="T52">• Blueman Manager, to manage </text:span><text:span text:style-name="T185">connected</text:span><text:span text:style-name="T52"> (or not yet) Bluetooth devices.</text:span></text:p>
      <text:p text:style-name="P95"><text:span text:style-name="T52">• </text:span><text:span text:style-name="T67">Configure Mouse/Keyboard (LXInput)</text:span><text:span text:style-name="T52">, </text:span><text:span text:style-name="T67">simple tool to configure (guess what?) keyboard and mouse.</text:span></text:p>
      <text:p text:style-name="P92"><text:span text:style-name="T52">• </text:span><text:span text:style-name="T29">Customize Look/</text:span><text:span text:style-name="T50">Feel</text:span><text:span text:style-name="T29"> </text:span><text:span text:style-name="T38">(LXAppearance), </text:span><text:span text:style-name="T29">to change icons, fonts, GTK+ theme and more.</text:span></text:p>
      <text:p text:style-name="P93"><text:span text:style-name="T52">• Manjaro Settings </text:span><text:span text:style-name="T73">Manager</text:span><text:span text:style-name="T29">, simple </text:span><text:span text:style-name="T45">but </text:span><text:span text:style-name="T29">powerful tool to manage kernels, time (and timezone), keyboard layouts and more.</text:span></text:p>
      <text:p text:style-name="P94"><text:span text:style-name="T52">• </text:span><text:span text:style-name="T71">Nitrogen Wallpaper, a simple and light tool to set the wallpaper.</text:span></text:p>
      <text:p text:style-name="P27">• <text:span text:style-name="T166">Personalize LXDM, to configure LXDM login manger, changing the theme or set auto-login and more.</text:span></text:p>
      <text:p text:style-name="P29">• Printer Settings, <text:span text:style-name="T196">as the name says, to add and manage printers</text:span> <text:span text:style-name="T166">(it is activated after 'Printing' is installed in Menu -&gt; System -&gt; Script All).</text:span></text:p>
      <text:p text:style-name="P46"/>
      <text:p text:style-name="P47">In System (Menu -&gt; System)</text:p>
      <text:p text:style-name="P15"><text:span text:style-name="T149">• </text:span><text:span text:style-name="T155">Script </text:span><text:span text:style-name="T160">Install</text:span><text:span text:style-name="T155">, a small but very useful </text:span><text:span text:style-name="T192">collection</text:span><text:span text:style-name="T155"> of scripts to install support for, Firewall, Additional Multimedia Codecs, OpenJDK and Printing (see the next item).</text:span></text:p>
      <text:p text:style-name="P19"/>
      <text:p text:style-name="P15"><text:span text:style-name="T149">• G</text:span><text:span text:style-name="T153">ufw</text:span><text:span text:style-name="T149"> Firewall, </text:span><text:span text:style-name="T153">to set and manage firewalls </text:span><text:span text:style-name="T154">(it is activated after 'Firewall' is installed in Menu -&gt; System -&gt; Script All).</text:span></text:p>
      <text:p text:style-name="P15"><text:span text:style-name="T149">• </text:span><text:span text:style-name="T157">HardInfo</text:span><text:span text:style-name="T155">, very complete </text:span><text:span text:style-name="T153">hardware information and benchmark tool.</text:span></text:p>
      <text:p text:style-name="P15"><text:span text:style-name="T149">• HTop Process</text:span><text:span text:style-name="T158">es</text:span><text:span text:style-name="T149">, </text:span><text:span text:style-name="T153">to watch and manage (change the priority, stop or even kill) running applications and services.</text:span></text:p>
      <text:p text:style-name="P15"><text:span text:style-name="T149">• </text:span><text:span text:style-name="T152">JWMConf Configur</text:span><text:span text:style-name="T162">ation Tool</text:span><text:span text:style-name="T152">, a CLI (terminal) tool to manage JWM config files, like keys, themes, tray and more.</text:span></text:p>
      <text:p text:style-name="P12"><text:span text:style-name="T149">• Pacli </text:span><text:span text:style-name="T150">Package</text:span><text:span text:style-name="T160"> </text:span><text:span text:style-name="T161">Manager</text:span><text:span text:style-name="T150">, </text:span><text:span text:style-name="T152">a simple </text:span><text:span text:style-name="T156">CLI </text:span><text:span text:style-name="T152">(terminal) frontend for Pacman/Yaourt (AUR). Also is the application to update your system.</text:span></text:p>
      <text:p text:style-name="P18">• Privilege Granting, to change super-user (root) privileges and settings (use it carefully).</text:p>
      <text:p text:style-name="P18">• Root File Manager (PCManFM), to manage files with super-user (root) access (use it carefully).</text:p>
      <text:p text:style-name="P13"><text:span text:style-name="T149">• Root Terminal </text:span><text:span text:style-name="T153">(Sakura), super-user (root) terminal session (you know you have to use it carefully, right?)</text:span></text:p>
      <text:p text:style-name="P13"><text:span text:style-name="T149">• </text:span><text:span text:style-name="T153">T</text:span>emp<text:span text:style-name="T197">erature</text:span> Sensors <text:span text:style-name="T197">(Xsensors), small and simple tool to watch your hardware temperature.</text:span></text:p>
      <text:p text:style-name="P114"/>
      <text:p text:style-name="P114"/>
      <text:p text:style-name="P114"/>
      <text:p text:style-name="P114"/>
      <text:p text:style-name="P114"/>
      <text:h text:style-name="P115" text:outline-level="2"><text:soft-page-break/><text:span text:style-name="T167">5. </text:span><text:span text:style-name="T199">Script All: S</text:span><text:span text:style-name="T198">cripts </text:span><text:span text:style-name="T199">to Install Additional Features</text:span></text:h>
      <text:p text:style-name="P36"/>
      <text:p text:style-name="P43">In the Script All sub-menu you can find simple scripts to add even <text:span text:style-name="T202">more </text:span>features to Manjaro JWM <text:span text:style-name="T207">Community </text:span>Edition. Just click them, follow the instructions in the terminal <text:span text:style-name="T189">that</text:span> will show up, <text:span text:style-name="T189">and all the installation process should be done fine. (Requires internet connection.)</text:span></text:p>
      <text:p text:style-name="P68"><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71"><text:span text:style-name="T52">• </text:span><text:span text:style-name="T72">Multimedia: </text:span><text:span text:style-name="T68">S</text:span><text:span text:style-name="T56">upport </text:span><text:span text:style-name="T72">f</text:span><text:span text:style-name="T56">o</text:span><text:span text:style-name="T72">r</text:span><text:span text:style-name="T56"> </text:span><text:span text:style-name="T75">additional</text:span><text:span text:style-name="T68"> </text:span><text:span text:style-name="T72">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62"><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77"><text:span text:style-name="T52">• </text:span><text:span text:style-name="T72">P</text:span><text:span text:style-name="T52">rinting: </text:span><text:span text:style-name="T56">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35"/>
      <text:p text:style-name="P78"><text:span text:style-name="T141">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36"/>
      <text:p text:style-name="P52">&lt;Program icon="/usr/share/icons/Ultra Flat Orange/apps/scalable/script.svg" label="<text:span text:style-name="T207">Firewall</text:span>"&gt;gksu xterm ~/.scripts/<text:span text:style-name="T207">firewall</text:span>.sh&lt;/Program&gt;</text:p>
      <text:p text:style-name="P41"/>
      <text:p text:style-name="P41">The menu entry System -&gt; Script All -&gt; <text:span text:style-name="T207">Firewall </text:span>will <text:span text:style-name="T172">disappear (after you restart JWM).</text:span></text:p>
      <text:p text:style-name="P36"/>
      <text:p text:style-name="P36"/>
      <text:h text:style-name="P115" text:outline-level="2"><text:span text:style-name="T167">6. </text:span><text:span text:style-name="T200">How to Make a Bootable Live USB</text:span></text:h>
      <text:p text:style-name="P36"/>
      <text:p text:style-name="P105"><text:span text:style-name="Source_20_Text"><text:span text:style-name="T120">• </text:span></text:span><text:span text:style-name="Source_20_Text"><text:span text:style-name="T121">To w</text:span></text:span><text:span text:style-name="Source_20_Text"><text:span text:style-name="T105">rite </text:span></text:span><text:span text:style-name="Source_20_Text"><text:span text:style-name="T106">a </text:span></text:span><text:span text:style-name="Source_20_Text"><text:span text:style-name="T105">ISO </text:span></text:span><text:span text:style-name="Source_20_Text"><text:span text:style-name="T106">image (of some Linux distribution you download</text:span></text:span><text:span text:style-name="Source_20_Text"><text:span text:style-name="T107">ed</text:span></text:span><text:span text:style-name="Source_20_Text"><text:span text:style-name="T106">, for instance) to a USB stick, you can </text:span></text:span><text:span text:style-name="Source_20_Text"><text:span text:style-name="T110">use </text:span></text:span><text:span text:style-name="Source_20_Text"><text:span text:style-name="T122">ImageWriter ISO/USB, </text:span></text:span><text:span text:style-name="Source_20_Text"><text:span text:style-name="T123">a graphical utility for writing raw disk images &amp; hybrid isos to USB keys</text:span></text:span><text:span text:style-name="Source_20_Text"><text:span text:style-name="T124"> </text:span></text:span><text:span text:style-name="Source_20_Text"><text:span text:style-name="T125">(Menu -&gt; </text:span></text:span><text:span text:style-name="Source_20_Text"><text:span text:style-name="T126">Accessories</text:span></text:span><text:span text:style-name="Source_20_Text"><text:span text:style-name="T125">)</text:span></text:span><text:span text:style-name="Source_20_Text"><text:span text:style-name="T122">.</text:span></text:span></text:p>
      <text:p text:style-name="Standard"><text:span text:style-name="Source_20_Text"><text:span text:style-name="T105"/></text:span></text:p>
      <text:p text:style-name="Standard"><text:span text:style-name="Source_20_Text"><text:span text:style-name="T105"/></text:span></text:p>
      <text:p text:style-name="P58"><text:span text:style-name="T167">7. </text:span>Menu<text:span text:style-name="T167">s in</text:span> JWM</text:p>
      <text:p text:style-name="Standard"/>
      <text:p text:style-name="P107"><text:span text:style-name="T202">The </text:span>menu in JWM <text:span text:style-name="T202">is called “root menu” and can be a fast and easy way to </text:span>start <text:span text:style-name="T168">applications</text:span>. It also provides a way to restart or exit the <text:span text:style-name="T168">session</text:span> <text:span text:style-name="T168">(to restart or shutdown your computer)</text:span>. Note that multiple root menus are possible. <text:span text:style-name="T169">You can find more information about </text:span>the <text:span text:style-name="T168">'</text:span>onroot<text:span text:style-name="T168">'</text:span> attribute <text:span text:style-name="T169">and many more here: </text:span><text:a xlink:type="simple" xlink:href="http://joewing.net/projects/jwm/config.shtml#root" text:style-name="Internet_20_link" text:visited-style-name="Visited_20_Internet_20_Link"><text:span text:style-name="T169">http://joewing.net/projects/jwm/config.shtml#root</text:span></text:a><text:span text:style-name="T169"> </text:span>. </text:p>
      <text:p text:style-name="P107"/>
      <text:p text:style-name="P107"><text:span text:style-name="T172">Look at this </text:span>example, <text:span text:style-name="T169">t</text:span>he outer-most tag is <text:span text:style-name="T168">'</text:span>RootMenu<text:span text:style-name="T168">':</text:span></text:p>
      <text:p text:style-name="P106"/>
      <text:p text:style-name="P110">&lt;RootMenu onroot="3"&gt;</text:p>
      <text:p text:style-name="P110"><text:tab/>&lt;Program label="Execute"&gt;gmrun&lt;/Program&gt;</text:p>
      <text:p text:style-name="P110"><text:tab/>&lt;Program label="Terminal"&gt;sakura&lt;/Program&gt;</text:p>
      <text:p text:style-name="P110"><text:tab/>&lt;Program label="Explorer"&gt;pcmanfm&lt;/Program&gt;</text:p>
      <text:p text:style-name="P110"><text:tab/>&lt;Program label="Browser"&gt;palemoon&lt;/Program&gt;</text:p>
      <text:p text:style-name="P110"><text:soft-page-break/><text:tab/>&lt;Program label="Background"&gt;nitrogen&lt;/Program&gt;</text:p>
      <text:p text:style-name="P110"><text:tab/>&lt;Program label="Screenshot"&gt;gnome-screenshot&lt;/Program&gt;</text:p>
      <text:p text:style-name="P111"><text:span text:style-name="T139"><text:s text:c="8"/></text:span><text:span text:style-name="T138">&lt;Separator/&gt;</text:span></text:p>
      <text:p text:style-name="P111"><text:span text:style-name="T139"><text:s/></text:span><text:span text:style-name="T138">&lt;Menu label="Accesories"&gt;</text:span></text:p>
      <text:p text:style-name="P110"><text:tab/>&lt;Program label="Catfish Search"&gt;catfish&lt;/Program&gt;</text:p>
      <text:p text:style-name="P110"><text:tab/>&lt;Program label="ClipIt Manager"&gt;clipit&lt;/Program&gt;</text:p>
      <text:p text:style-name="P111"><text:span text:style-name="T139"><text:s text:c="13"/></text:span><text:span text:style-name="T138">&lt;Program label="Medit Editor"&gt;Medit&lt;/Program&gt;</text:span></text:p>
      <text:p text:style-name="P110"><text:tab/>&lt;Program label="Leafpad Editor"&gt;leafpad&lt;/Program&gt;</text:p>
      <text:p text:style-name="P110"><text:tab/>&lt;Program label="Xarchiver Compact"&gt;xarchiver&lt;/Program&gt;</text:p>
      <text:p text:style-name="P111"><text:span text:style-name="T139"><text:s text:c="4"/></text:span><text:span text:style-name="T138">&lt;/Menu&gt;</text:span></text:p>
      <text:p text:style-name="P54"><text:span text:style-name="T210">&lt;/RootMenu&gt;</text:span><text:tab/></text:p>
      <text:p text:style-name="P107"><text:span text:style-name="Strong_20_Emphasis"><text:span text:style-name="T177"/></text:span></text:p>
      <text:p text:style-name="P107"><text:span text:style-name="Strong_20_Emphasis"><text:span text:style-name="T177">You can see that 'RootMenu' </text:span></text:span><text:span text:style-name="Strong_20_Emphasis"><text:span text:style-name="T176">is </text:span></text:span><text:span text:style-name="Strong_20_Emphasis"><text:span text:style-name="T177">combined </text:span></text:span><text:span text:style-name="Strong_20_Emphasis"><text:span text:style-name="T176">with the ' onroot=”3” ' attribute. </text:span></text:span><text:span text:style-name="Strong_20_Emphasis"><text:span text:style-name="T177">By default, JWM reads this number </text:span></text:span><text:span text:style-name="Strong_20_Emphasis"><text:span text:style-name="T176">'3' </text:span></text:span><text:span text:style-name="Strong_20_Emphasis"><text:span text:style-name="T177">as </text:span></text:span><text:span text:style-name="Strong_20_Emphasis"><text:span text:style-name="T176">the mouse desktop right click, </text:span></text:span><text:span text:style-name="Strong_20_Emphasis"><text:span text:style-name="T177">so this example menu would be shown when you right click any empty area of your desktop. Note that Manjaro JWM </text:span></text:span><text:span text:style-name="Strong_20_Emphasis"><text:span text:style-name="T181">Community</text:span></text:span><text:span text:style-name="Strong_20_Emphasis"><text:span text:style-name="T177"> Edition brings the exactly the same menu if do a desktop right click or if you click “Menu” in the Tray (the bottom panel).</text:span></text:span></text:p>
      <text:p text:style-name="P107"><text:span text:style-name="Strong_20_Emphasis"><text:span text:style-name="T116"/></text:span></text:p>
      <text:p text:style-name="P63"><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36"/>
      <text:p text:style-name="P63"><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4">. </text:span></text:span><text:span text:style-name="Strong_20_Emphasis"><text:span text:style-name="T115">More on this bellow.</text:span></text:span></text:p>
      <text:p text:style-name="P36"/>
      <text:p text:style-name="P36"/>
      <text:h text:style-name="Heading_20_2" text:outline-level="2"><text:span text:style-name="Strong_20_Emphasis"><text:span text:style-name="T144">8. </text:span></text:span><text:span text:style-name="Strong_20_Emphasis"><text:span text:style-name="T145">How to </text:span></text:span><text:span text:style-name="Strong_20_Emphasis"><text:span text:style-name="T143">Reconfigure JWM </text:span></text:span><text:span text:style-name="Strong_20_Emphasis"><text:span text:style-name="T145">and Load Changes</text:span></text:span></text:h>
      <text:p text:style-name="P108"/>
      <text:p text:style-name="P66"><text:span text:style-name="Strong_20_Emphasis"><text:span text:style-name="T113">To </text:span></text:span><text:span text:style-name="Strong_20_Emphasis"><text:span text:style-name="T114">be able to </text:span></text:span><text:span text:style-name="Strong_20_Emphasis"><text:span text:style-name="T113">access </text:span></text:span><text:span text:style-name="Strong_20_Emphasis"><text:span text:style-name="T114">any change in </text:span></text:span><text:span text:style-name="Strong_20_Emphasis"><text:span text:style-name="T113">the menu</text:span></text:span><text:span text:style-name="Strong_20_Emphasis"><text:span text:style-name="T114">s (</text:span></text:span><text:span text:style-name="Strong_20_Emphasis"><text:span text:style-name="T118">as </text:span></text:span><text:span text:style-name="Strong_20_Emphasis"><text:span text:style-name="T114">theme</text:span></text:span><text:span text:style-name="Strong_20_Emphasis"><text:span text:style-name="T119">s</text:span></text:span><text:span text:style-name="Strong_20_Emphasis"><text:span text:style-name="T114">, shortcuts, </text:span></text:span><text:span text:style-name="Strong_20_Emphasis"><text:span text:style-name="T119">menu</text:span></text:span><text:span text:style-name="Strong_20_Emphasis"><text:span text:style-name="T114"> or any aspect of JWM), you </text:span></text:span><text:span text:style-name="Strong_20_Emphasis"><text:span text:style-name="T113">need to restart JWM. </text:span></text:span><text:span text:style-name="Strong_20_Emphasis"><text:span text:style-name="T114">To do this you can go to JWMConf -&gt; then choose the very first option, “Refresh Configuration JWM, by typing the number '1'. This will </text:span></text:span><text:span text:style-name="Strong_20_Emphasis"><text:span text:style-name="T117">refresh only </text:span></text:span><text:span text:style-name="Strong_20_Emphasis"><text:span text:style-name="T113">JWM </text:span></text:span><text:span text:style-name="Strong_20_Emphasis"><text:span text:style-name="T117">(and its configuration</text:span></text:span><text:span text:style-name="Strong_20_Emphasis"><text:span text:style-name="T119">, of course</text:span></text:span><text:span text:style-name="Strong_20_Emphasis"><text:span text:style-name="T117">)</text:span></text:span><text:span text:style-name="Strong_20_Emphasis"><text:span text:style-name="T113">, </text:span></text:span><text:span text:style-name="Strong_20_Emphasis"><text:span text:style-name="T114">all the applications you </text:span></text:span><text:span text:style-name="Strong_20_Emphasis"><text:span text:style-name="T119">may be </text:span></text:span><text:span text:style-name="Strong_20_Emphasis"><text:span text:style-name="T114">using will remain opened. </text:span></text:span><text:span text:style-name="Strong_20_Emphasis"><text:span text:style-name="T117">T</text:span></text:span><text:span text:style-name="Strong_20_Emphasis"><text:span text:style-name="T114">here is no need to logout and login again (or to restart the computer).</text:span></text:span><text:span text:style-name="Strong_20_Emphasis"><text:span text:style-name="T113"> </text:span></text:span><text:span text:style-name="Strong_20_Emphasis"><text:span text:style-name="T117">Alternatively, </text:span></text:span><text:span text:style-name="Strong_20_Emphasis"><text:span text:style-name="T114">you can use the shortcut 'Super + u' (it is the same effect).</text:span></text:span></text:p>
      <text:p text:style-name="P40"/>
      <text:p text:style-name="P40"/>
      <text:h text:style-name="Heading_20_2" text:outline-level="2"><text:span text:style-name="Strong_20_Emphasis"><text:span text:style-name="T146">9. </text:span></text:span><text:span text:style-name="Strong_20_Emphasis"><text:span text:style-name="T147">How to Enable and </text:span></text:span><text:span text:style-name="Strong_20_Emphasis"><text:span text:style-name="T146">Disabled </text:span></text:span><text:span text:style-name="Strong_20_Emphasis"><text:span text:style-name="T147">S</text:span></text:span><text:span text:style-name="Strong_20_Emphasis"><text:span text:style-name="T146">ervices</text:span></text:span></text:h>
      <text:p text:style-name="P109"/>
      <text:p text:style-name="P67"><text:bookmark text:name="result_box"/><text:span text:style-name="Strong_20_Emphasis"><text:span text:style-name="T127">The following services are disabled: Cbatticon (cbatticon -u 120 -i standard -c "systemctl suspend" -l 20 -r 5) and Blue</text:span></text:span><text:span text:style-name="Strong_20_Emphasis"><text:span text:style-name="T128">m</text:span></text:span><text:span text:style-name="Strong_20_Emphasis"><text:span text:style-name="T127">an (blueman-applet). If you want to enable the services </text:span></text:span><text:span text:style-name="Strong_20_Emphasis"><text:span text:style-name="T128">you can </text:span></text:span><text:span text:style-name="Strong_20_Emphasis"><text:span text:style-name="T127">proceed as follows: </text:span></text:span><text:bookmark text:name="result_box8"/><text:span text:style-name="Strong_20_Emphasis"><text:span text:style-name="T128">go to </text:span></text:span><text:span text:style-name="Strong_20_Emphasis"><text:span text:style-name="T127">Menu -&gt; JWMConf, </text:span></text:span><text:span text:style-name="Strong_20_Emphasis"><text:span text:style-name="T128">choose the option “Edit Start JWM” (by typing the number '6')</text:span></text:span><text:span text:style-name="Strong_20_Emphasis"><text:span text:style-name="T127"> and add </text:span></text:span><text:span text:style-name="Strong_20_Emphasis"><text:span text:style-name="T128">the following lines</text:span></text:span><text:span text:style-name="Strong_20_Emphasis"><text:span text:style-name="T127">:</text:span></text:span></text:p>
      <text:p text:style-name="P36"/>
      <text:p text:style-name="P60"><text:span text:style-name="Strong_20_Emphasis"><text:span text:style-name="T140">&lt;StartupCommand&gt;cbatticon -u 120 -i standard -c "systemctl suspend" -l 20 -r 5&lt;StartupCommand&gt;</text:span></text:span></text:p>
      <text:p text:style-name="P60"><text:span text:style-name="Strong_20_Emphasis"><text:span text:style-name="T140">&lt;StartupCommand&gt;blueman-applet&lt;/StartupCommand&gt;</text:span></text:span></text:p>
      <text:p text:style-name="P36"/>
      <text:p text:style-name="P57">Alternatively, you can open the file /home/username/.jwm/start and edit it in a text editor (<text:span text:style-name="T208">Medit</text:span> is recommended).</text:p>
      <text:p text:style-name="P109"/>
      <text:p text:style-name="P36">After <text:span text:style-name="T203">a re</text:span>boot <text:span text:style-name="T203">the</text:span> services <text:span text:style-name="T203">will be r</text:span>unning.</text:p>
      <text:h text:style-name="P115" text:outline-level="2"><text:soft-page-break/>10. Changing <text:span text:style-name="T170">the Weather (City and T</text:span>emperature<text:span text:style-name="T170">) in Conky</text:span></text:h>
      <text:p text:style-name="P106"/>
      <text:p text:style-name="P104"><text:span text:style-name="T108">To change the default city and weather in Conk</text:span><text:span text:style-name="T109">y</text:span><text:span text:style-name="T108">, </text:span><text:span text:style-name="T109">y</text:span><text:span text:style-name="T105">ou </text:span><text:span text:style-name="T109">should </text:span><text:span text:style-name="T105">go to </text:span><text:a xlink:type="simple" xlink:href="http://weather.noaa.gov/" office:target-frame-name="_blank" xlink:show="new" text:style-name="Internet_20_link" text:visited-style-name="Visited_20_Internet_20_Link"><text:span text:style-name="Internet_20_link"><text:span text:style-name="T105">http://weather.noaa.gov/</text:span></text:span></text:a><text:span text:style-name="T105"> and search for your country and then for the city </text:span><text:span text:style-name="T109">nearest</text:span><text:span text:style-name="T105">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5">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9">XXXX</text:span></text:span></text:a><text:a xlink:type="simple" xlink:href="http://weather.noaa.gov/weather/current/xxxx.html" office:target-frame-name="_blank" xlink:show="new" text:style-name="Internet_20_link" text:visited-style-name="Visited_20_Internet_20_Link"><text:span text:style-name="Internet_20_link"><text:span text:style-name="T105">.html</text:span></text:span></text:a><text:span text:style-name="T105"> where </text:span><text:span text:style-name="T109">this XXXX</text:span><text:span text:style-name="T105">is the four letter code for your city. The same four letters need to replace </text:span><text:span text:style-name="T213">SBVT</text:span><text:span text:style-name="T105"> in </text:span><text:span text:style-name="T129">line 24</text:span><text:span text:style-name="T105"> of the original </text:span><text:span text:style-name="T109">C</text:span><text:span text:style-name="T105">onky config. </text:span><text:bookmark text:name="result_box5"/><text:span text:style-name="T105">It is also necessary to change the city </text:span><text:span text:style-name="T109">name from</text:span><text:span text:style-name="T105"> </text:span><text:span text:style-name="T213">Vitória (ES)</text:span><text:span text:style-name="T111"> </text:span><text:span text:style-name="T112">to wherever city you want</text:span><text:span text:style-name="T111">.</text:span></text:p>
      <text:p text:style-name="P109"/>
      <text:p text:style-name="P111"><text:span text:style-name="T138">${voffset 10}$alignr$color </text:span><text:span text:style-name="T214">Vitória (ES)</text:span><text:span text:style-name="T138"> ${weather http://weather.noaa.gov/pub/data/observations/metar/stations/ </text:span><text:span text:style-name="T214">SBVT</text:span><text:span text:style-name="T138"> temperature temperature 15}°C</text:span></text:p>
      <text:p text:style-name="P71"><text:span text:style-name="T142">Obs</text:span><text:span text:style-name="T78">.: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36"/>
      <text:p text:style-name="P36"/>
      <text:p text:style-name="P59">11. LXMusic: <text:span text:style-name="T170">C</text:span>hange PulseAudio for <text:span text:style-name="T204">ALSA - </text:span>Advanced Linux Sound Architecture</text:p>
      <text:p text:style-name="P7"/>
      <text:p text:style-name="P9"><text:span text:style-name="T204">To be able to listen to your favorite songs and audio files, first you need to o</text:span>pen LXMusic in Menu -&gt; Multimedia, <text:span text:style-name="T204">then go to </text:span>File -&gt; Preferences -&gt; Audio. <text:span text:style-name="T204">In</text:span> Plug-in change “PulseAudio” for “<text:span text:style-name="T204">ALSA - </text:span>Advanced Linux Sound Architecture”. <text:span text:style-name="T204">P</text:span>ress in OK and <text:span text:style-name="T204">restart </text:span>LXMusic.</text:p>
      <text:p text:style-name="P7"/>
      <text:p text:style-name="P7"/>
      <text:p text:style-name="P103"><text:span text:style-name="T130">12.</text:span><text:bookmark text:name="firstHeading"/><text:span text:style-name="T130"> </text:span><text:span text:style-name="T132">How to </text:span><text:span text:style-name="T130">Install Display Managers </text:span><text:span text:style-name="T131">(</text:span><text:span text:style-name="T132">if you want </text:span><text:span text:style-name="T131">to replace LXDM)</text:span></text:p>
      <text:p text:style-name="P7"/>
      <text:p text:style-name="P64"><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49"/>
      <text:p text:style-name="P49"/>
      <text:h text:style-name="P115" text:outline-level="2">13. <text:span text:style-name="T170">How to </text:span>Edit Pacli and JWMConf</text:h>
      <text:p text:style-name="P5"/>
      <text:p text:style-name="P16">If you want to edit <text:span text:style-name="T171">some of the features of P</text:span>acli <text:span text:style-name="T171">Package Manager </text:span>and/<text:span text:style-name="T171">or</text:span> <text:span text:style-name="T171">JWMConf</text:span> <text:span text:style-name="T171">Configuration Tool, you can find both programs (that actually are shell scripts) at the folder</text:span>: </text:p>
      <text:p text:style-name="P16"/>
      <text:p text:style-name="P53">/<text:span text:style-name="T171">home/username/</text:span>.managers/</text:p>
      <text:p text:style-name="P16"/>
      <text:p text:style-name="P17">Note that this '.' before 'managers' means <text:span text:style-name="T188">that</text:span> this folder is hidden by default. To show it in PCManFM (and most file managers) you can go to View (in the menu bar) -&gt; Show hidden files (or use the shortcut 'Ctrl + h').</text:p>
      <text:p text:style-name="P16"/>
      <text:p text:style-name="P36"><text:span text:style-name="T171">Then you </text:span>can <text:span text:style-name="T171">open and </text:span>edit <text:span text:style-name="T164">these files in a text editor (Medit is recommended)</text:span>.</text:p>
      <text:p text:style-name="P36"/>
      <text:h text:style-name="P115" text:outline-level="2"><text:soft-page-break/>14. <text:span text:style-name="T170">How to Exit and L</text:span>ock <text:span text:style-name="T170">the S</text:span>creen</text:h>
      <text:p text:style-name="P102"/>
      <text:p text:style-name="P51"><text:span text:style-name="T190">After 20 minutes of screen idleness (no mouse and/or keyboard movement) Manjaro JWM </text:span><text:span text:style-name="T191">Community</text:span><text:span text:style-name="T190"> Edition locks the screen with a tool called i3lock (for security). To unlock your screen you must enter your user password. </text:span><text:span text:style-name="T191">S</text:span>ome images of i3<text:span text:style-name="T209">lock</text:span> running:</text:p>
      <text:p text:style-name="P50"/>
      <table:table table:name="Tabela1" table:style-name="Tabela1">
        <table:table-column table:style-name="Tabela1.A"/>
        <table:table-column table:style-name="Tabela1.B"/>
        <table:table-row>
          <table:table-cell table:style-name="Tabela1.A1" office:value-type="string">
            <text:p text:style-name="P112"><draw:frame draw:style-name="fr1" draw:name="Figura7" text:anchor-type="paragraph" svg:width="7.62cm" svg:height="5.436cm" draw:z-index="0"><draw:image xlink:href="Pictures/100002010000012C000000D6530071B5.png" xlink:type="simple" xlink:show="embed" xlink:actuate="onLoad"/></draw:frame>Lock screen</text:p>
          </table:table-cell>
          <table:table-cell table:style-name="Tabela1.A1" office:value-type="string">
            <text:p text:style-name="P55"><draw:frame draw:style-name="fr1" draw:name="Figura8" text:anchor-type="paragraph" svg:width="7.62cm" svg:height="5.436cm" draw:z-index="1"><draw:image xlink:href="Pictures/100002010000012C000000D6EDDA7FC2.png" xlink:type="simple" xlink:show="embed" xlink:actuate="onLoad"/></draw:frame><text:bookmark text:name="result_box16"/><text:span text:style-name="T217">In</text:span><text:span text:style-name="T215"> process</text:span></text:p>
          </table:table-cell>
        </table:table-row>
        <table:table-row>
          <table:table-cell table:style-name="Tabela1.A1" office:value-type="string">
            <text:p text:style-name="P56"><draw:frame draw:style-name="fr2" draw:name="Figura2" text:anchor-type="paragraph" svg:width="7.62cm" svg:height="5.436cm" draw:z-index="2"><draw:image xlink:href="Pictures/100002010000012C000000D6AC750499.png" xlink:type="simple" xlink:show="embed" xlink:actuate="onLoad"/></draw:frame><text:span text:style-name="T215">Checking </text:span><text:span text:style-name="T218">p</text:span><text:span text:style-name="T215">assword</text:span></text:p>
          </table:table-cell>
          <table:table-cell table:style-name="Tabela1.A1" office:value-type="string">
            <text:p text:style-name="P55"><draw:frame draw:style-name="fr1" draw:name="Figura3" text:anchor-type="paragraph" svg:width="7.62cm" svg:height="5.436cm" draw:z-index="3"><draw:image xlink:href="Pictures/100002010000012C000000D6D7BCDDEC.png" xlink:type="simple" xlink:show="embed" xlink:actuate="onLoad"/></draw:frame><text:span text:style-name="T216">W</text:span><text:span text:style-name="T215">rong password</text:span></text:p>
          </table:table-cell>
        </table:table-row>
      </table:table>
      <text:p text:style-name="P50"/>
      <text:p text:style-name="P36"/>
      <text:p text:style-name="P36"/>
      <text:p text:style-name="P106"/>
      <text:p text:style-name="P109"><text:span text:style-name="T211">Thank you for using this edition and enjoy the simplicity and lightness of Manjaro JWM </text:span><text:span text:style-name="T212">Community</text:span><text:span text:style-name="T211"> Edition 16.dev I Code… I Daniella.</text:span></text:p>
      <text:p text:style-name="P106"/>
      <text:p text:style-name="P106"/>
      <text:p text:style-name="P96">Regards,</text:p>
      <text:p text:style-name="P96"/>
      <text:p text:style-name="P48">Holmes, Manjaro JWM <text:span text:style-name="T209">Community </text:span>Edition <text:span text:style-name="T183">m</text:span><text:span text:style-name="T182">aintainer</text:span>.</text:p>
      <text:p text:style-name="P70"><text:span text:style-name="T26">Bruno Conde (blconde), Manjaro JWM </text:span><text:span text:style-name="T27">Community </text:span><text:span text:style-name="T26">Edition</text:span><text:span text:style-name="T28"> </text:span><text:span text:style-name="T104">user and documentation colaborator</text:span><text:span text:style-name="T7">.</text:span></text:p>
      <text:p text:style-name="P97"/>
      <text:p text:style-name="P97">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9T21:30:04.257685021</dc:date>
    <meta:editing-cycles>182</meta:editing-cycles>
    <meta:editing-duration>PT21H17M13S</meta:editing-duration>
    <meta:generator>LibreOffice/4.4.7.2$Linux_X86_64 LibreOffice_project/40m0$Build-2</meta:generator>
    <meta:document-statistic meta:table-count="1" meta:image-count="4" meta:object-count="0" meta:page-count="9" meta:paragraph-count="178" meta:word-count="2760" meta:character-count="16922" meta:non-whitespace-character-count="14287"/>
  </office:meta>
</office:document-meta>
</file>